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7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77">
      <style:table-cell-properties fo:background-color="#ffff99" style:text-align-source="fix" style:repeat-content="false" fo:border="0.035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77">
      <style:table-cell-properties fo:background-color="#ffff99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108">
      <style:table-cell-properties fo:background-color="#ffff99" style:text-align-source="fix" style:repeat-content="false" fo:border="0.035cm solid #000000"/>
      <style:paragraph-properties fo:text-align="center" fo:margin-left="0cm"/>
    </style:style>
    <style:style style:name="ce9" style:family="table-cell" style:parent-style-name="Default" style:data-style-name="N108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108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08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08">
      <style:table-cell-properties fo:background-color="#ffff99"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>
      <style:table-cell-properties fo:background-color="#ccffff" style:text-align-source="fix" style:repeat-content="false" fo:border="0.141cm solid #ff3333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7">
      <style:table-cell-properties fo:background-color="#ffcc99" style:text-align-source="fix" style:repeat-content="false" fo:border="0.141cm solid #ff3333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8">
      <style:table-cell-properties fo:background-color="#ffff99"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janvier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1-01">
            <text:p>mer. 1 janv. 25</text:p>
          </table:table-cell>
          <table:table-cell table:number-columns-repeated="4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2">
            <text:p>jeu. 2 janv. 25</text:p>
          </table:table-cell>
          <table:table-cell table:number-columns-repeated="4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3">
            <text:p>ven. 3 janv. 25</text:p>
          </table:table-cell>
          <table:table-cell table:number-columns-repeated="4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4">
            <text:p>sam. 4 janv. 25</text:p>
          </table:table-cell>
          <table:table-cell table:number-columns-repeated="4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5">
            <text:p>dim. 5 janv. 25</text:p>
          </table:table-cell>
          <table:table-cell table:number-columns-repeated="4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+[.B6]" office:value-type="currency" office:currency="EUR" office:value="0">
            <text:p>0,00 €</text:p>
          </table:table-cell>
          <table:table-cell table:style-name="ce8" table:formula="of:=[.C2]+[.C3]+[.C4]+[.C5]+[.C6]" office:value-type="currency" office:currency="EUR" office:value="0">
            <text:p>0,00 €</text:p>
          </table:table-cell>
          <table:table-cell table:style-name="ce8" table:formula="of:=[.D2]+[.D3]+[.D4]+[.D5]+[.D6]" office:value-type="currency" office:currency="EUR" office:value="0">
            <text:p>0,00 €</text:p>
          </table:table-cell>
          <table:table-cell table:style-name="ce8" table:formula="of:=[.E2]+[.E3]+[.E4]+[.E5]+[.E6]" office:value-type="currency" office:currency="EUR" office:value="0">
            <text:p>0,00 €</text:p>
          </table:table-cell>
          <table:table-cell table:style-name="ce12"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6">
            <text:p>lun. 6 janv.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7">
            <text:p>mar. 7 janv.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8">
            <text:p>mer. 8 janv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09">
            <text:p>jeu. 9 janv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0">
            <text:p>ven. 10 janv.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1">
            <text:p>sam. 11 janv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2">
            <text:p>dim. 12 janv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8]+[.B9]+[.B10]+[.B11]+[.B12]+[.B13]+[.B14]" office:value-type="currency" office:currency="EUR" office:value="0">
            <text:p>0,00 €</text:p>
          </table:table-cell>
          <table:table-cell table:style-name="ce9" table:formula="of:=[.C8]+[.C9]+[.C10]+[.C11]+[.C12]+[.C13]+[.C14]" office:value-type="currency" office:currency="EUR" office:value="0">
            <text:p>0,00 €</text:p>
          </table:table-cell>
          <table:table-cell table:style-name="ce9" table:formula="of:=[.D8]+[.D9]+[.D10]+[.D11]+[.D12]+[.D13]+[.D14]" office:value-type="currency" office:currency="EUR" office:value="0">
            <text:p>0,00 €</text:p>
          </table:table-cell>
          <table:table-cell table:style-name="ce9" table:formula="of:=[.E8]+[.E9]+[.E10]+[.E11]+[.E12]+[.E13]+[.E14]" office:value-type="currency" office:currency="EUR" office:value="0">
            <text:p>0,00 €</text:p>
          </table:table-cell>
          <table:table-cell table:style-name="ce12"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3">
            <text:p>lun. 13 janv.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4">
            <text:p>mar. 14 janv.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5">
            <text:p>mer. 15 janv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6">
            <text:p>jeu. 16 janv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7">
            <text:p>ven. 17 janv.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8">
            <text:p>sam. 18 janv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19">
            <text:p>dim. 19 janv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6]+[.B17]+[.B18]+[.B19]+[.B20]+[.B21]+[.B22]" office:value-type="currency" office:currency="EUR" office:value="0">
            <text:p>0,00 €</text:p>
          </table:table-cell>
          <table:table-cell table:style-name="ce9" table:formula="of:=[.C16]+[.C17]+[.C18]+[.C19]+[.C20]+[.C21]+[.C22]" office:value-type="currency" office:currency="EUR" office:value="0">
            <text:p>0,00 €</text:p>
          </table:table-cell>
          <table:table-cell table:style-name="ce9" table:formula="of:=[.D16]+[.D17]+[.D18]+[.D19]+[.D20]+[.D21]+[.D22]" office:value-type="currency" office:currency="EUR" office:value="0">
            <text:p>0,00 €</text:p>
          </table:table-cell>
          <table:table-cell table:style-name="ce9" table:formula="of:=[.E16]+[.E17]+[.E18]+[.E19]+[.E20]+[.E21]+[.E22]" office:value-type="currency" office:currency="EUR" office:value="0">
            <text:p>0,00 €</text:p>
          </table:table-cell>
          <table:table-cell table:style-name="ce12"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0">
            <text:p>lun. 20 janv.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1">
            <text:p>mar. 21 janv.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2">
            <text:p>mer. 22 janv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3">
            <text:p>jeu. 23 janv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4">
            <text:p>ven. 24 janv.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5">
            <text:p>sam. 25 janv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6">
            <text:p>dim. 26 janv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4]+[.B25]+[.B26]+[.B27]+[.B28]+[.B29]+[.B30]" office:value-type="currency" office:currency="EUR" office:value="0">
            <text:p>0,00 €</text:p>
          </table:table-cell>
          <table:table-cell table:style-name="ce9" table:formula="of:=[.C24]+[.C25]+[.C26]+[.C27]+[.C28]+[.C29]+[.C30]" office:value-type="currency" office:currency="EUR" office:value="0">
            <text:p>0,00 €</text:p>
          </table:table-cell>
          <table:table-cell table:style-name="ce9" table:formula="of:=[.D24]+[.D25]+[.D26]+[.D27]+[.D28]+[.D29]+[.D30]" office:value-type="currency" office:currency="EUR" office:value="0">
            <text:p>0,00 €</text:p>
          </table:table-cell>
          <table:table-cell table:style-name="ce9" table:formula="of:=[.E24]+[.E25]+[.E26]+[.E27]+[.E28]+[.E29]+[.E30]" office:value-type="currency" office:currency="EUR" office:value="0">
            <text:p>0,00 €</text:p>
          </table:table-cell>
          <table:table-cell table:style-name="ce12"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7">
            <text:p>lun. 27 janv.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8">
            <text:p>mar. 28 janv.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29">
            <text:p>mer. 29 janv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30">
            <text:p>jeu. 30 janv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1-31">
            <text:p>ven. 31 janv. 25</text:p>
          </table:table-cell>
          <table:table-cell table:number-columns-repeated="4"/>
          <table:table-cell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2]+[.B33]+[.B34]+[.B35]+[.B36]" office:value-type="currency" office:currency="EUR" office:value="0">
            <text:p>0,00 €</text:p>
          </table:table-cell>
          <table:table-cell table:style-name="ce9" table:formula="of:=[.C32]+[.C33]+[.C34]+[.C35]+[.C36]" office:value-type="currency" office:currency="EUR" office:value="0">
            <text:p>0,00 €</text:p>
          </table:table-cell>
          <table:table-cell table:style-name="ce9" table:formula="of:=[.D32]+[.D33]+[.D34]+[.D35]+[.D36]" office:value-type="currency" office:currency="EUR" office:value="0">
            <text:p>0,00 €</text:p>
          </table:table-cell>
          <table:table-cell table:style-name="ce9" table:formula="of:=[.E32]+[.E33]+[.E34]+[.E35]+[.E36]" office:value-type="currency" office:currency="EUR" office:value="0">
            <text:p>0,00 €</text:p>
          </table:table-cell>
          <table:table-cell table:style-name="ce12"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2:.F36])-[.F7]-[.F15]-[.F23]-[.F31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7]+[.B15]+[.B23]+[.B31]+[.B37]" office:value-type="currency" office:currency="EUR" office:value="0">
            <text:p>0,00 €</text:p>
          </table:table-cell>
          <table:table-cell table:style-name="ce10" table:formula="of:=[.C7]+[.C15]+[.C23]+[.C31]+[.C37]" office:value-type="currency" office:currency="EUR" office:value="0">
            <text:p>0,00 €</text:p>
          </table:table-cell>
          <table:table-cell table:style-name="ce10" table:formula="of:=[.D7]+[.D15]+[.D23]+[.D31]+[.D37]" office:value-type="currency" office:currency="EUR" office:value="0">
            <text:p>0,00 €</text:p>
          </table:table-cell>
          <table:table-cell table:style-name="ce10" table:formula="of:=[.E7]+[.E15]+[.E23]+[.E31]+[.E37]" office:value-type="currency" office:currency="EUR" office:value="0">
            <text:p>0,00 €</text:p>
          </table:table-cell>
          <table:table-cell table:style-name="ce14" table:formula="of:=[.B39]+[.C39]+[.D39]+[.E39]" office:value-type="currency" office:currency="EUR" office:value="0">
            <text:p>0,00 €</text:p>
          </table:table-cell>
        </table:table-row>
      </table:table>
      <table:table table:name="Février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2-01">
            <text:p>sam. 1 févr. 25</text:p>
          </table:table-cell>
          <table:table-cell table:number-columns-repeated="4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2">
            <text:p>dim. 2 févr. 25</text:p>
          </table:table-cell>
          <table:table-cell table:number-columns-repeated="4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" office:value-type="currency" office:currency="EUR" office:value="0">
            <text:p>0,00 €</text:p>
          </table:table-cell>
          <table:table-cell table:style-name="ce8" table:formula="of:=[.C2]+[.C3]" office:value-type="currency" office:currency="EUR" office:value="0">
            <text:p>0,00 €</text:p>
          </table:table-cell>
          <table:table-cell table:style-name="ce8" table:formula="of:=[.D2]+[.D3]" office:value-type="currency" office:currency="EUR" office:value="0">
            <text:p>0,00 €</text:p>
          </table:table-cell>
          <table:table-cell table:style-name="ce8" table:formula="of:=[.E2]+[.E3]" office:value-type="currency" office:currency="EUR" office:value="0">
            <text:p>0,00 €</text:p>
          </table:table-cell>
          <table:table-cell table:style-name="ce12"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3">
            <text:p>lun. 3 févr. 25</text:p>
          </table:table-cell>
          <table:table-cell table:number-columns-repeated="4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4">
            <text:p>mar. 4 févr. 25</text:p>
          </table:table-cell>
          <table:table-cell table:number-columns-repeated="4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5">
            <text:p>mer. 5 févr. 25</text:p>
          </table:table-cell>
          <table:table-cell table:number-columns-repeated="4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6">
            <text:p>jeu. 6 févr.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7">
            <text:p>ven. 7 févr.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8">
            <text:p>sam. 8 févr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09">
            <text:p>dim. 9 févr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5]+[.B6]+[.B7]+[.B8]+[.B9]+[.B10]+[.B11]" office:value-type="currency" office:currency="EUR" office:value="0">
            <text:p>0,00 €</text:p>
          </table:table-cell>
          <table:table-cell table:style-name="ce9" table:formula="of:=[.C5]+[.C6]+[.C7]+[.C8]+[.C9]+[.C10]+[.C11]" office:value-type="currency" office:currency="EUR" office:value="0">
            <text:p>0,00 €</text:p>
          </table:table-cell>
          <table:table-cell table:style-name="ce9" table:formula="of:=[.D5]+[.D6]+[.D7]+[.D8]+[.D9]+[.D10]+[.D11]" office:value-type="currency" office:currency="EUR" office:value="0">
            <text:p>0,00 €</text:p>
          </table:table-cell>
          <table:table-cell table:style-name="ce9" table:formula="of:=[.E5]+[.E6]+[.E7]+[.E8]+[.E9]+[.E10]+[.E11]" office:value-type="currency" office:currency="EUR" office:value="0">
            <text:p>0,00 €</text:p>
          </table:table-cell>
          <table:table-cell table:style-name="ce12"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0">
            <text:p>lun. 10 févr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1">
            <text:p>mar. 11 févr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2">
            <text:p>mer. 12 févr.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3">
            <text:p>jeu. 13 févr.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4">
            <text:p>ven. 14 févr.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5">
            <text:p>sam. 15 févr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6">
            <text:p>dim. 16 févr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3]+[.B14]+[.B15]+[.B16]+[.B17]+[.B18]+[.B19]" office:value-type="currency" office:currency="EUR" office:value="0">
            <text:p>0,00 €</text:p>
          </table:table-cell>
          <table:table-cell table:style-name="ce9" table:formula="of:=[.C13]+[.C14]+[.C15]+[.C16]+[.C17]+[.C18]+[.C19]" office:value-type="currency" office:currency="EUR" office:value="0">
            <text:p>0,00 €</text:p>
          </table:table-cell>
          <table:table-cell table:style-name="ce9" table:formula="of:=[.D13]+[.D14]+[.D15]+[.D16]+[.D17]+[.D18]+[.D19]" office:value-type="currency" office:currency="EUR" office:value="0">
            <text:p>0,00 €</text:p>
          </table:table-cell>
          <table:table-cell table:style-name="ce9" table:formula="of:=[.E13]+[.E14]+[.E15]+[.E16]+[.E17]+[.E18]+[.E19]" office:value-type="currency" office:currency="EUR" office:value="0">
            <text:p>0,00 €</text:p>
          </table:table-cell>
          <table:table-cell table:style-name="ce12"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7">
            <text:p>lun. 17 févr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8">
            <text:p>mar. 18 févr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19">
            <text:p>mer. 19 févr.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0">
            <text:p>jeu. 20 févr.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1">
            <text:p>ven. 21 févr.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2">
            <text:p>sam. 22 févr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3">
            <text:p>dim. 23 févr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1]+[.B22]+[.B23]+[.B24]+[.B25]+[.B26]+[.B27]" office:value-type="currency" office:currency="EUR" office:value="0">
            <text:p>0,00 €</text:p>
          </table:table-cell>
          <table:table-cell table:style-name="ce9" table:formula="of:=[.C21]+[.C22]+[.C23]+[.C24]+[.C25]+[.C26]+[.C27]" office:value-type="currency" office:currency="EUR" office:value="0">
            <text:p>0,00 €</text:p>
          </table:table-cell>
          <table:table-cell table:style-name="ce9" table:formula="of:=[.D21]+[.D22]+[.D23]+[.D24]+[.D25]+[.D26]+[.D27]" office:value-type="currency" office:currency="EUR" office:value="0">
            <text:p>0,00 €</text:p>
          </table:table-cell>
          <table:table-cell table:style-name="ce9" table:formula="of:=[.E21]+[.E22]+[.E23]+[.E24]+[.E25]+[.E26]+[.E27]" office:value-type="currency" office:currency="EUR" office:value="0">
            <text:p>0,00 €</text:p>
          </table:table-cell>
          <table:table-cell table:style-name="ce12"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4">
            <text:p>lun. 24 févr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5">
            <text:p>mar. 25 févr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6">
            <text:p>mer. 26 févr.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7">
            <text:p>jeu. 27 févr.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2-28">
            <text:p>ven. 28 févr.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29]+[.B30]+[.B31]+[.B32]+[.B33]" office:value-type="currency" office:currency="EUR" office:value="0">
            <text:p>0,00 €</text:p>
          </table:table-cell>
          <table:table-cell table:style-name="ce9" table:formula="of:=[.C29]+[.C30]+[.C31]+[.C32]+[.C33]" office:value-type="currency" office:currency="EUR" office:value="0">
            <text:p>0,00 €</text:p>
          </table:table-cell>
          <table:table-cell table:style-name="ce9" table:formula="of:=[.D29]+[.D30]+[.D31]+[.D32]+[.D33]" office:value-type="currency" office:currency="EUR" office:value="0">
            <text:p>0,00 €</text:p>
          </table:table-cell>
          <table:table-cell table:style-name="ce9" table:formula="of:=[.E29]+[.E30]+[.E31]+[.E32]+[.E33]" office:value-type="currency" office:currency="EUR" office:value="0">
            <text:p>0,00 €</text:p>
          </table:table-cell>
          <table:table-cell table:style-name="ce12"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2:.F33])-[.F4]-[.F12]-[.F20]-[.F28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4]+[.B12]+[.B20]+[.B28]+[.B34]" office:value-type="currency" office:currency="EUR" office:value="0">
            <text:p>0,00 €</text:p>
          </table:table-cell>
          <table:table-cell table:style-name="ce10" table:formula="of:=[.C4]+[.C12]+[.C20]+[.C28]+[.C34]" office:value-type="currency" office:currency="EUR" office:value="0">
            <text:p>0,00 €</text:p>
          </table:table-cell>
          <table:table-cell table:style-name="ce10" table:formula="of:=[.D4]+[.D12]+[.D20]+[.D28]+[.D34]" office:value-type="currency" office:currency="EUR" office:value="0">
            <text:p>0,00 €</text:p>
          </table:table-cell>
          <table:table-cell table:style-name="ce10" table:formula="of:=[.E4]+[.E12]+[.E20]+[.E28]+[.E34]" office:value-type="currency" office:currency="EUR" office:value="0">
            <text:p>0,00 €</text:p>
          </table:table-cell>
          <table:table-cell table:style-name="ce14" table:formula="of:=[.B36]+[.C36]+[.D36]+[.E36]" office:value-type="currency" office:currency="EUR" office:value="0">
            <text:p>0,00 €</text:p>
          </table:table-cell>
        </table:table-row>
      </table:table>
      <table:table table:name="Mars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3-01">
            <text:p>sam. 1 mars 25</text:p>
          </table:table-cell>
          <table:table-cell table:number-columns-repeated="4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2">
            <text:p>dim. 2 mars 25</text:p>
          </table:table-cell>
          <table:table-cell table:number-columns-repeated="4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" office:value-type="currency" office:currency="EUR" office:value="0">
            <text:p>0,00 €</text:p>
          </table:table-cell>
          <table:table-cell table:style-name="ce8" table:formula="of:=[.C2]+[.C3]" office:value-type="currency" office:currency="EUR" office:value="0">
            <text:p>0,00 €</text:p>
          </table:table-cell>
          <table:table-cell table:style-name="ce8" table:formula="of:=[.D2]+[.D3]" office:value-type="currency" office:currency="EUR" office:value="0">
            <text:p>0,00 €</text:p>
          </table:table-cell>
          <table:table-cell table:style-name="ce8" table:formula="of:=[.E2]+[.E3]" office:value-type="currency" office:currency="EUR" office:value="0">
            <text:p>0,00 €</text:p>
          </table:table-cell>
          <table:table-cell table:style-name="ce12"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3">
            <text:p>lun. 3 mars 25</text:p>
          </table:table-cell>
          <table:table-cell table:number-columns-repeated="4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4">
            <text:p>mar. 4 mars 25</text:p>
          </table:table-cell>
          <table:table-cell table:number-columns-repeated="4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5">
            <text:p>mer. 5 mars 25</text:p>
          </table:table-cell>
          <table:table-cell table:number-columns-repeated="4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6">
            <text:p>jeu. 6 mars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7">
            <text:p>ven. 7 mars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8">
            <text:p>sam. 8 mars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09">
            <text:p>dim. 9 mars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5]+[.B6]+[.B7]+[.B8]+[.B9]+[.B10]+[.B11]" office:value-type="currency" office:currency="EUR" office:value="0">
            <text:p>0,00 €</text:p>
          </table:table-cell>
          <table:table-cell table:style-name="ce9" table:formula="of:=[.C5]+[.C6]+[.C7]+[.C8]+[.C9]+[.C10]+[.C11]" office:value-type="currency" office:currency="EUR" office:value="0">
            <text:p>0,00 €</text:p>
          </table:table-cell>
          <table:table-cell table:style-name="ce9" table:formula="of:=[.D5]+[.D6]+[.D7]+[.D8]+[.D9]+[.D10]+[.D11]" office:value-type="currency" office:currency="EUR" office:value="0">
            <text:p>0,00 €</text:p>
          </table:table-cell>
          <table:table-cell table:style-name="ce9" table:formula="of:=[.E5]+[.E6]+[.E7]+[.E8]+[.E9]+[.E10]+[.E11]" office:value-type="currency" office:currency="EUR" office:value="0">
            <text:p>0,00 €</text:p>
          </table:table-cell>
          <table:table-cell table:style-name="ce12"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0">
            <text:p>lun. 10 mars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1">
            <text:p>mar. 11 mars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2">
            <text:p>mer. 12 mars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3">
            <text:p>jeu. 13 mars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4">
            <text:p>ven. 14 mars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5">
            <text:p>sam. 15 mars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6">
            <text:p>dim. 16 mars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3]+[.B14]+[.B15]+[.B16]+[.B17]+[.B18]+[.B19]" office:value-type="currency" office:currency="EUR" office:value="0">
            <text:p>0,00 €</text:p>
          </table:table-cell>
          <table:table-cell table:style-name="ce9" table:formula="of:=[.C13]+[.C14]+[.C15]+[.C16]+[.C17]+[.C18]+[.C19]" office:value-type="currency" office:currency="EUR" office:value="0">
            <text:p>0,00 €</text:p>
          </table:table-cell>
          <table:table-cell table:style-name="ce9" table:formula="of:=[.D13]+[.D14]+[.D15]+[.D16]+[.D17]+[.D18]+[.D19]" office:value-type="currency" office:currency="EUR" office:value="0">
            <text:p>0,00 €</text:p>
          </table:table-cell>
          <table:table-cell table:style-name="ce9" table:formula="of:=[.E13]+[.E14]+[.E15]+[.E16]+[.E17]+[.E18]+[.E19]" office:value-type="currency" office:currency="EUR" office:value="0">
            <text:p>0,00 €</text:p>
          </table:table-cell>
          <table:table-cell table:style-name="ce12"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7">
            <text:p>lun. 17 mars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8">
            <text:p>mar. 18 mars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19">
            <text:p>mer. 19 mars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0">
            <text:p>jeu. 20 mars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1">
            <text:p>ven. 21 mars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2">
            <text:p>sam. 22 mars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3">
            <text:p>dim. 23 mars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1]+[.B22]+[.B23]+[.B24]+[.B25]+[.B26]+[.B27]" office:value-type="currency" office:currency="EUR" office:value="0">
            <text:p>0,00 €</text:p>
          </table:table-cell>
          <table:table-cell table:style-name="ce9" table:formula="of:=[.C21]+[.C22]+[.C23]+[.C24]+[.C25]+[.C26]+[.C27]" office:value-type="currency" office:currency="EUR" office:value="0">
            <text:p>0,00 €</text:p>
          </table:table-cell>
          <table:table-cell table:style-name="ce9" table:formula="of:=[.D21]+[.D22]+[.D23]+[.D24]+[.D25]+[.D26]+[.D27]" office:value-type="currency" office:currency="EUR" office:value="0">
            <text:p>0,00 €</text:p>
          </table:table-cell>
          <table:table-cell table:style-name="ce9" table:formula="of:=[.E21]+[.E22]+[.E23]+[.E24]+[.E25]+[.E26]+[.E27]" office:value-type="currency" office:currency="EUR" office:value="0">
            <text:p>0,00 €</text:p>
          </table:table-cell>
          <table:table-cell table:style-name="ce12"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4">
            <text:p>lun. 24 mars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5">
            <text:p>mar. 25 mars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6">
            <text:p>mer. 26 mars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7">
            <text:p>jeu. 27 mars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8">
            <text:p>ven. 28 mars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29">
            <text:p>sam. 29 mars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30">
            <text:p>dim. 30 mars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5</text:p>
          </table:table-cell>
          <table:table-cell table:style-name="ce9" table:formula="of:=[.B29]+[.B30]+[.B31]+[.B32]+[.B33]+[.B34]+[.B35]" office:value-type="currency" office:currency="EUR" office:value="0">
            <text:p>0,00 €</text:p>
          </table:table-cell>
          <table:table-cell table:style-name="ce9" table:formula="of:=[.C29]+[.C30]+[.C31]+[.C32]+[.C33]+[.C34]+[.C35]" office:value-type="currency" office:currency="EUR" office:value="0">
            <text:p>0,00 €</text:p>
          </table:table-cell>
          <table:table-cell table:style-name="ce9" table:formula="of:=[.D29]+[.D30]+[.D31]+[.D32]+[.D33]+[.D34]+[.D35]" office:value-type="currency" office:currency="EUR" office:value="0">
            <text:p>0,00 €</text:p>
          </table:table-cell>
          <table:table-cell table:style-name="ce9" table:formula="of:=[.E29]+[.E30]+[.E31]+[.E32]+[.E33]+[.E34]+[.E35]" office:value-type="currency" office:currency="EUR" office:value="0">
            <text:p>0,00 €</text:p>
          </table:table-cell>
          <table:table-cell table:style-name="ce12"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3-31">
            <text:p>lun. 31 mars 25</text:p>
          </table:table-cell>
          <table:table-cell table:number-columns-repeated="4"/>
          <table:table-cell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7]" office:value-type="currency" office:currency="EUR" office:value="0">
            <text:p>0,00 €</text:p>
          </table:table-cell>
          <table:table-cell table:style-name="ce9" table:formula="of:=[.C37]" office:value-type="currency" office:currency="EUR" office:value="0">
            <text:p>0,00 €</text:p>
          </table:table-cell>
          <table:table-cell table:style-name="ce9" table:formula="of:=[.D37]" office:value-type="currency" office:currency="EUR" office:value="0">
            <text:p>0,00 €</text:p>
          </table:table-cell>
          <table:table-cell table:style-name="ce9" table:formula="of:=[.E37]" office:value-type="currency" office:currency="EUR" office:value="0">
            <text:p>0,00 €</text:p>
          </table:table-cell>
          <table:table-cell table:style-name="ce12" table:formula="of:=[.B38]+[.C38]+[.D38]+[.E38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2:.F37])-[.F4]-[.F12]-[.F20]-[.F28]-[.F36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4]+[.B12]+[.B20]+[.B28]+[.B38]" office:value-type="currency" office:currency="EUR" office:value="0">
            <text:p>0,00 €</text:p>
          </table:table-cell>
          <table:table-cell table:style-name="ce10" table:formula="of:=[.C4]+[.C12]+[.C20]+[.C28]+[.C38]" office:value-type="currency" office:currency="EUR" office:value="0">
            <text:p>0,00 €</text:p>
          </table:table-cell>
          <table:table-cell table:style-name="ce10" table:formula="of:=[.D4]+[.D12]+[.D20]+[.D28]+[.D38]" office:value-type="currency" office:currency="EUR" office:value="0">
            <text:p>0,00 €</text:p>
          </table:table-cell>
          <table:table-cell table:style-name="ce10" table:formula="of:=[.E4]+[.E12]+[.E20]+[.E28]+[.E38]" office:value-type="currency" office:currency="EUR" office:value="0">
            <text:p>0,00 €</text:p>
          </table:table-cell>
          <table:table-cell table:style-name="ce14" table:formula="of:=[.B40]+[.C40]+[.D40]+[.E40]" office:value-type="currency" office:currency="EUR" office:value="0">
            <text:p>0,00 €</text:p>
          </table:table-cell>
        </table:table-row>
      </table:table>
      <table:table table:name="Avril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4-01">
            <text:p>mar. 1 avr.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2">
            <text:p>mer. 2 avr.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3">
            <text:p>jeu. 3 avr.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4">
            <text:p>ven. 4 avr. 25</text:p>
          </table:table-cell>
          <table:table-cell table:number-columns-repeated="4" table:style-name="ce15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5">
            <text:p>sam. 5 avr. 25</text:p>
          </table:table-cell>
          <table:table-cell table:number-columns-repeated="4" table:style-name="ce15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6">
            <text:p>dim. 6 avr. 25</text:p>
          </table:table-cell>
          <table:table-cell table:number-columns-repeated="4" table:style-name="ce15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+[.B6]+[.B7]" office:value-type="currency" office:currency="EUR" office:value="0">
            <text:p>0,00 €</text:p>
          </table:table-cell>
          <table:table-cell table:style-name="ce8" table:formula="of:=[.C2]+[.C3]+[.C4]+[.C5]+[.C6]+[.C7]" office:value-type="currency" office:currency="EUR" office:value="0">
            <text:p>0,00 €</text:p>
          </table:table-cell>
          <table:table-cell table:style-name="ce8" table:formula="of:=[.D2]+[.D3]+[.D4]+[.D5]+[.D6]+[.D7]" office:value-type="currency" office:currency="EUR" office:value="0">
            <text:p>0,00 €</text:p>
          </table:table-cell>
          <table:table-cell table:style-name="ce8" table:formula="of:=[.E2]+[.E3]+[.E4]+[.E5]+[.E6]+[.E7]" office:value-type="currency" office:currency="EUR" office:value="0">
            <text:p>0,00 €</text:p>
          </table:table-cell>
          <table:table-cell table:style-name="ce12"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7">
            <text:p>lun. 7 avr.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8">
            <text:p>mar. 8 avr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09">
            <text:p>mer. 9 avr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0">
            <text:p>jeu. 10 avr.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1">
            <text:p>ven. 11 avr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2">
            <text:p>sam. 12 avr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3">
            <text:p>dim. 13 avr.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9]+[.B10]+[.B11]+[.B12]+[.B13]+[.B14]+[.B15]" office:value-type="currency" office:currency="EUR" office:value="0">
            <text:p>0,00 €</text:p>
          </table:table-cell>
          <table:table-cell table:style-name="ce9" table:formula="of:=[.C9]+[.C10]+[.C11]+[.C12]+[.C13]+[.C14]+[.C15]" office:value-type="currency" office:currency="EUR" office:value="0">
            <text:p>0,00 €</text:p>
          </table:table-cell>
          <table:table-cell table:style-name="ce9" table:formula="of:=[.D9]+[.D10]+[.D11]+[.D12]+[.D13]+[.D14]+[.D15]" office:value-type="currency" office:currency="EUR" office:value="0">
            <text:p>0,00 €</text:p>
          </table:table-cell>
          <table:table-cell table:style-name="ce9" table:formula="of:=[.E9]+[.E10]+[.E11]+[.E12]+[.E13]+[.E14]+[.E15]" office:value-type="currency" office:currency="EUR" office:value="0">
            <text:p>0,00 €</text:p>
          </table:table-cell>
          <table:table-cell table:style-name="ce12"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4">
            <text:p>lun. 14 avr.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5">
            <text:p>mar. 15 avr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6">
            <text:p>mer. 16 avr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7">
            <text:p>jeu. 17 avr.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8">
            <text:p>ven. 18 avr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19">
            <text:p>sam. 19 avr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0">
            <text:p>dim. 20 avr.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7]+[.B18]+[.B19]+[.B20]+[.B21]+[.B22]+[.B23]" office:value-type="currency" office:currency="EUR" office:value="0">
            <text:p>0,00 €</text:p>
          </table:table-cell>
          <table:table-cell table:style-name="ce9" table:formula="of:=[.C17]+[.C18]+[.C19]+[.C20]+[.C21]+[.C22]+[.C23]" office:value-type="currency" office:currency="EUR" office:value="0">
            <text:p>0,00 €</text:p>
          </table:table-cell>
          <table:table-cell table:style-name="ce9" table:formula="of:=[.D17]+[.D18]+[.D19]+[.D20]+[.D21]+[.D22]+[.D23]" office:value-type="currency" office:currency="EUR" office:value="0">
            <text:p>0,00 €</text:p>
          </table:table-cell>
          <table:table-cell table:style-name="ce9" table:formula="of:=[.E17]+[.E18]+[.E19]+[.E20]+[.E21]+[.E22]+[.E23]" office:value-type="currency" office:currency="EUR" office:value="0">
            <text:p>0,00 €</text:p>
          </table:table-cell>
          <table:table-cell table:style-name="ce12"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1">
            <text:p>lun. 21 avr.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2">
            <text:p>mar. 22 avr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3">
            <text:p>mer. 23 avr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4">
            <text:p>jeu. 24 avr.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5">
            <text:p>ven. 25 avr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6">
            <text:p>sam. 26 avr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7">
            <text:p>dim. 27 avr.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5]+[.B26]+[.B27]+[.B28]+[.B29]+[.B30]+[.B31]" office:value-type="currency" office:currency="EUR" office:value="0">
            <text:p>0,00 €</text:p>
          </table:table-cell>
          <table:table-cell table:style-name="ce9" table:formula="of:=[.C25]+[.C26]+[.C27]+[.C28]+[.C29]+[.C30]+[.C31]" office:value-type="currency" office:currency="EUR" office:value="0">
            <text:p>0,00 €</text:p>
          </table:table-cell>
          <table:table-cell table:style-name="ce9" table:formula="of:=[.D25]+[.D26]+[.D27]+[.D28]+[.D29]+[.D30]+[.D31]" office:value-type="currency" office:currency="EUR" office:value="0">
            <text:p>0,00 €</text:p>
          </table:table-cell>
          <table:table-cell table:style-name="ce9" table:formula="of:=[.E25]+[.E26]+[.E27]+[.E28]+[.E29]+[.E30]+[.E31]" office:value-type="currency" office:currency="EUR" office:value="0">
            <text:p>0,00 €</text:p>
          </table:table-cell>
          <table:table-cell table:style-name="ce12"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8">
            <text:p>lun. 28 avr.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29">
            <text:p>mar. 29 avr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4-30">
            <text:p>mer. 30 avr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3]+[.B34]+[.B35]" office:value-type="currency" office:currency="EUR" office:value="0">
            <text:p>0,00 €</text:p>
          </table:table-cell>
          <table:table-cell table:style-name="ce9" table:formula="of:=[.C33]+[.C34]+[.C35]" office:value-type="currency" office:currency="EUR" office:value="0">
            <text:p>0,00 €</text:p>
          </table:table-cell>
          <table:table-cell table:style-name="ce9" table:formula="of:=[.D33]+[.D34]+[.D35]" office:value-type="currency" office:currency="EUR" office:value="0">
            <text:p>0,00 €</text:p>
          </table:table-cell>
          <table:table-cell table:style-name="ce9" table:formula="of:=[.E33]+[.E34]+[.E35]" office:value-type="currency" office:currency="EUR" office:value="0">
            <text:p>0,00 €</text:p>
          </table:table-cell>
          <table:table-cell table:style-name="ce12"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6:.F35])-[.F8]-[.F16]-[.F24]-[.F32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8]+[.B16]+[.B24]+[.B32]+[.B36]" office:value-type="currency" office:currency="EUR" office:value="0">
            <text:p>0,00 €</text:p>
          </table:table-cell>
          <table:table-cell table:style-name="ce10" table:formula="of:=[.C8]+[.C16]+[.C24]+[.C32]+[.C36]" office:value-type="currency" office:currency="EUR" office:value="0">
            <text:p>0,00 €</text:p>
          </table:table-cell>
          <table:table-cell table:style-name="ce10" table:formula="of:=[.D8]+[.D16]+[.D24]+[.D32]+[.D36]" office:value-type="currency" office:currency="EUR" office:value="0">
            <text:p>0,00 €</text:p>
          </table:table-cell>
          <table:table-cell table:style-name="ce10" table:formula="of:=[.E8]+[.E16]+[.E24]+[.E32]+[.E36]" office:value-type="currency" office:currency="EUR" office:value="0">
            <text:p>0,00 €</text:p>
          </table:table-cell>
          <table:table-cell table:style-name="ce14" table:formula="of:=[.B38]+[.C38]+[.D38]+[.E38]" office:value-type="currency" office:currency="EUR" office:value="0">
            <text:p>0,00 €</text:p>
          </table:table-cell>
        </table:table-row>
      </table:table>
      <table:table table:name="Mai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5-01">
            <text:p>jeu. 1 mai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2">
            <text:p>ven. 2 mai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3">
            <text:p>sam. 3 mai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4">
            <text:p>dim. 4 mai 25</text:p>
          </table:table-cell>
          <table:table-cell table:number-columns-repeated="4" table:style-name="ce15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" office:value-type="currency" office:currency="EUR" office:value="0">
            <text:p>0,00 €</text:p>
          </table:table-cell>
          <table:table-cell table:style-name="ce8" table:formula="of:=[.C2]+[.C3]+[.C4]+[.C5]" office:value-type="currency" office:currency="EUR" office:value="0">
            <text:p>0,00 €</text:p>
          </table:table-cell>
          <table:table-cell table:style-name="ce8" table:formula="of:=[.D2]+[.D3]+[.D4]+[.D5]" office:value-type="currency" office:currency="EUR" office:value="0">
            <text:p>0,00 €</text:p>
          </table:table-cell>
          <table:table-cell table:style-name="ce8" table:formula="of:=[.E2]+[.E3]+[.E4]+[.E5]" office:value-type="currency" office:currency="EUR" office:value="0">
            <text:p>0,00 €</text:p>
          </table:table-cell>
          <table:table-cell table:style-name="ce12"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5">
            <text:p>lun. 5 mai 25</text:p>
          </table:table-cell>
          <table:table-cell table:number-columns-repeated="4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6">
            <text:p>mar. 6 mai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7">
            <text:p>mer. 7 mai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8">
            <text:p>jeu. 8 mai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09">
            <text:p>ven. 9 mai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0">
            <text:p>sam. 10 mai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1">
            <text:p>dim. 11 mai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7]+[.B8]+[.B9]+[.B10]+[.B11]+[.B12]+[.B13]" office:value-type="currency" office:currency="EUR" office:value="0">
            <text:p>0,00 €</text:p>
          </table:table-cell>
          <table:table-cell table:style-name="ce9" table:formula="of:=[.C7]+[.C8]+[.C9]+[.C10]+[.C11]+[.C12]+[.C13]" office:value-type="currency" office:currency="EUR" office:value="0">
            <text:p>0,00 €</text:p>
          </table:table-cell>
          <table:table-cell table:style-name="ce9" table:formula="of:=[.D7]+[.D8]+[.D9]+[.D10]+[.D11]+[.D12]+[.D13]" office:value-type="currency" office:currency="EUR" office:value="0">
            <text:p>0,00 €</text:p>
          </table:table-cell>
          <table:table-cell table:style-name="ce9" table:formula="of:=[.E7]+[.E8]+[.E9]+[.E10]+[.E11]+[.E12]+[.E13]" office:value-type="currency" office:currency="EUR" office:value="0">
            <text:p>0,00 €</text:p>
          </table:table-cell>
          <table:table-cell table:style-name="ce12"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2">
            <text:p>lun. 12 mai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3">
            <text:p>mar. 13 mai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4">
            <text:p>mer. 14 mai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5">
            <text:p>jeu. 15 mai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6">
            <text:p>ven. 16 mai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7">
            <text:p>sam. 17 mai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8">
            <text:p>dim. 18 mai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5]+[.B16]+[.B17]+[.B18]+[.B19]+[.B20]+[.B21]" office:value-type="currency" office:currency="EUR" office:value="0">
            <text:p>0,00 €</text:p>
          </table:table-cell>
          <table:table-cell table:style-name="ce9" table:formula="of:=[.C15]+[.C16]+[.C17]+[.C18]+[.C19]+[.C20]+[.C21]" office:value-type="currency" office:currency="EUR" office:value="0">
            <text:p>0,00 €</text:p>
          </table:table-cell>
          <table:table-cell table:style-name="ce9" table:formula="of:=[.D15]+[.D16]+[.D17]+[.D18]+[.D19]+[.D20]+[.D21]" office:value-type="currency" office:currency="EUR" office:value="0">
            <text:p>0,00 €</text:p>
          </table:table-cell>
          <table:table-cell table:style-name="ce9" table:formula="of:=[.E15]+[.E16]+[.E17]+[.E18]+[.E19]+[.E20]+[.E21]" office:value-type="currency" office:currency="EUR" office:value="0">
            <text:p>0,00 €</text:p>
          </table:table-cell>
          <table:table-cell table:style-name="ce12"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19">
            <text:p>lun. 19 mai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0">
            <text:p>mar. 20 mai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1">
            <text:p>mer. 21 mai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2">
            <text:p>jeu. 22 mai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3">
            <text:p>ven. 23 mai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4">
            <text:p>sam. 24 mai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5">
            <text:p>dim. 25 mai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3]+[.B24]+[.B25]+[.B26]+[.B27]+[.B28]+[.B29]" office:value-type="currency" office:currency="EUR" office:value="0">
            <text:p>0,00 €</text:p>
          </table:table-cell>
          <table:table-cell table:style-name="ce9" table:formula="of:=[.C23]+[.C24]+[.C25]+[.C26]+[.C27]+[.C28]+[.C29]" office:value-type="currency" office:currency="EUR" office:value="0">
            <text:p>0,00 €</text:p>
          </table:table-cell>
          <table:table-cell table:style-name="ce9" table:formula="of:=[.D23]+[.D24]+[.D25]+[.D26]+[.D27]+[.D28]+[.D29]" office:value-type="currency" office:currency="EUR" office:value="0">
            <text:p>0,00 €</text:p>
          </table:table-cell>
          <table:table-cell table:style-name="ce9" table:formula="of:=[.E23]+[.E24]+[.E25]+[.E26]+[.E27]+[.E28]+[.E29]" office:value-type="currency" office:currency="EUR" office:value="0">
            <text:p>0,00 €</text:p>
          </table:table-cell>
          <table:table-cell table:style-name="ce12"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6">
            <text:p>lun. 26 mai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7">
            <text:p>mar. 27 mai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8">
            <text:p>mer. 28 mai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29">
            <text:p>jeu. 29 mai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30">
            <text:p>ven. 30 mai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5-31">
            <text:p>sam. 31 mai 25</text:p>
          </table:table-cell>
          <table:table-cell table:number-columns-repeated="4"/>
          <table:table-cell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1]+[.B32]+[.B36]" office:value-type="currency" office:currency="EUR" office:value="0">
            <text:p>0,00 €</text:p>
          </table:table-cell>
          <table:table-cell table:style-name="ce9" table:formula="of:=[.C31]+[.C32]+[.C36]" office:value-type="currency" office:currency="EUR" office:value="0">
            <text:p>0,00 €</text:p>
          </table:table-cell>
          <table:table-cell table:style-name="ce9" table:formula="of:=[.D31]+[.D32]+[.D36]" office:value-type="currency" office:currency="EUR" office:value="0">
            <text:p>0,00 €</text:p>
          </table:table-cell>
          <table:table-cell table:style-name="ce9" table:formula="of:=[.E31]+[.E32]+[.E36]" office:value-type="currency" office:currency="EUR" office:value="0">
            <text:p>0,00 €</text:p>
          </table:table-cell>
          <table:table-cell table:style-name="ce12"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6:.F36])-[.F6]-[.F14]-[.F22]-[.F30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6]+[.B14]+[.B22]+[.B30]+[.B37]" office:value-type="currency" office:currency="EUR" office:value="0">
            <text:p>0,00 €</text:p>
          </table:table-cell>
          <table:table-cell table:style-name="ce10" table:formula="of:=[.C6]+[.C14]+[.C22]+[.C30]+[.C37]" office:value-type="currency" office:currency="EUR" office:value="0">
            <text:p>0,00 €</text:p>
          </table:table-cell>
          <table:table-cell table:style-name="ce10" table:formula="of:=[.D6]+[.D14]+[.D22]+[.D30]+[.D37]" office:value-type="currency" office:currency="EUR" office:value="0">
            <text:p>0,00 €</text:p>
          </table:table-cell>
          <table:table-cell table:style-name="ce10" table:formula="of:=[.E6]+[.E14]+[.E22]+[.E30]+[.E37]" office:value-type="currency" office:currency="EUR" office:value="0">
            <text:p>0,00 €</text:p>
          </table:table-cell>
          <table:table-cell table:style-name="ce14" table:formula="of:=[.B39]+[.C39]+[.D39]+[.E39]" office:value-type="currency" office:currency="EUR" office:value="0">
            <text:p>0,00 €</text:p>
          </table:table-cell>
        </table:table-row>
      </table:table>
      <table:table table:name="Juin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6-01">
            <text:p>dim. 1 juin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" office:value-type="currency" office:currency="EUR" office:value="0">
            <text:p>0,00 €</text:p>
          </table:table-cell>
          <table:table-cell table:style-name="ce8" table:formula="of:=[.C2]" office:value-type="currency" office:currency="EUR" office:value="0">
            <text:p>0,00 €</text:p>
          </table:table-cell>
          <table:table-cell table:style-name="ce8" table:formula="of:=[.D2]" office:value-type="currency" office:currency="EUR" office:value="0">
            <text:p>0,00 €</text:p>
          </table:table-cell>
          <table:table-cell table:style-name="ce8" table:formula="of:=[.E2]" office:value-type="currency" office:currency="EUR" office:value="0">
            <text:p>0,00 €</text:p>
          </table:table-cell>
          <table:table-cell table:style-name="ce12"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2">
            <text:p>lun. 2 juin 25</text:p>
          </table:table-cell>
          <table:table-cell table:number-columns-repeated="4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3">
            <text:p>mar. 3 juin 25</text:p>
          </table:table-cell>
          <table:table-cell table:number-columns-repeated="4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4">
            <text:p>mer. 4 juin 25</text:p>
          </table:table-cell>
          <table:table-cell table:number-columns-repeated="4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5">
            <text:p>jeu. 5 juin 25</text:p>
          </table:table-cell>
          <table:table-cell table:number-columns-repeated="4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6">
            <text:p>ven. 6 juin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7">
            <text:p>sam. 7 juin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8">
            <text:p>dim. 8 juin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4]+[.B5]+[.B6]+[.B7]+[.B8]+[.B9]+[.B10]" office:value-type="currency" office:currency="EUR" office:value="0">
            <text:p>0,00 €</text:p>
          </table:table-cell>
          <table:table-cell table:style-name="ce9" table:formula="of:=[.C4]+[.C5]+[.C6]+[.C7]+[.C8]+[.C9]+[.C10]" office:value-type="currency" office:currency="EUR" office:value="0">
            <text:p>0,00 €</text:p>
          </table:table-cell>
          <table:table-cell table:style-name="ce9" table:formula="of:=[.D4]+[.D5]+[.D6]+[.D7]+[.D8]+[.D9]+[.D10]" office:value-type="currency" office:currency="EUR" office:value="0">
            <text:p>0,00 €</text:p>
          </table:table-cell>
          <table:table-cell table:style-name="ce9" table:formula="of:=[.E4]+[.E5]+[.E6]+[.E7]+[.E8]+[.E9]+[.E10]" office:value-type="currency" office:currency="EUR" office:value="0">
            <text:p>0,00 €</text:p>
          </table:table-cell>
          <table:table-cell table:style-name="ce12"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09">
            <text:p>lun. 9 juin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0">
            <text:p>mar. 10 juin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1">
            <text:p>mer. 11 juin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2">
            <text:p>jeu. 12 juin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3">
            <text:p>ven. 13 juin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4">
            <text:p>sam. 14 juin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5">
            <text:p>dim. 15 juin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2]+[.B13]+[.B14]+[.B15]+[.B16]+[.B17]+[.B18]" office:value-type="currency" office:currency="EUR" office:value="0">
            <text:p>0,00 €</text:p>
          </table:table-cell>
          <table:table-cell table:style-name="ce9" table:formula="of:=[.C12]+[.C13]+[.C14]+[.C15]+[.C16]+[.C17]+[.C18]" office:value-type="currency" office:currency="EUR" office:value="0">
            <text:p>0,00 €</text:p>
          </table:table-cell>
          <table:table-cell table:style-name="ce9" table:formula="of:=[.D12]+[.D13]+[.D14]+[.D15]+[.D16]+[.D17]+[.D18]" office:value-type="currency" office:currency="EUR" office:value="0">
            <text:p>0,00 €</text:p>
          </table:table-cell>
          <table:table-cell table:style-name="ce9" table:formula="of:=[.E12]+[.E13]+[.E14]+[.E15]+[.E16]+[.E17]+[.E18]" office:value-type="currency" office:currency="EUR" office:value="0">
            <text:p>0,00 €</text:p>
          </table:table-cell>
          <table:table-cell table:style-name="ce12"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6">
            <text:p>lun. 16 juin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7">
            <text:p>mar. 17 juin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8">
            <text:p>mer. 18 juin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19">
            <text:p>jeu. 19 juin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0">
            <text:p>ven. 20 juin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1">
            <text:p>sam. 21 juin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2">
            <text:p>dim. 22 juin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0]+[.B21]+[.B22]+[.B23]+[.B24]+[.B25]+[.B26]" office:value-type="currency" office:currency="EUR" office:value="0">
            <text:p>0,00 €</text:p>
          </table:table-cell>
          <table:table-cell table:style-name="ce9" table:formula="of:=[.C20]+[.C21]+[.C22]+[.C23]+[.C24]+[.C25]+[.C26]" office:value-type="currency" office:currency="EUR" office:value="0">
            <text:p>0,00 €</text:p>
          </table:table-cell>
          <table:table-cell table:style-name="ce9" table:formula="of:=[.D20]+[.D21]+[.D22]+[.D23]+[.D24]+[.D25]+[.D26]" office:value-type="currency" office:currency="EUR" office:value="0">
            <text:p>0,00 €</text:p>
          </table:table-cell>
          <table:table-cell table:style-name="ce9" table:formula="of:=[.E20]+[.E21]+[.E22]+[.E23]+[.E24]+[.E25]+[.E26]" office:value-type="currency" office:currency="EUR" office:value="0">
            <text:p>0,00 €</text:p>
          </table:table-cell>
          <table:table-cell table:style-name="ce12"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3">
            <text:p>lun. 23 juin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4">
            <text:p>mar. 24 juin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5">
            <text:p>mer. 25 juin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6">
            <text:p>jeu. 26 juin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7">
            <text:p>ven. 27 juin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8">
            <text:p>sam. 28 juin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29">
            <text:p>dim. 29 juin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5</text:p>
          </table:table-cell>
          <table:table-cell table:style-name="ce9" table:formula="of:=[.B28]+[.B29]+[.B30]+[.B31]+[.B32]+[.B33]+[.B34]" office:value-type="currency" office:currency="EUR" office:value="0">
            <text:p>0,00 €</text:p>
          </table:table-cell>
          <table:table-cell table:style-name="ce9" table:formula="of:=[.C28]+[.C29]+[.C30]+[.C31]+[.C32]+[.C33]+[.C34]" office:value-type="currency" office:currency="EUR" office:value="0">
            <text:p>0,00 €</text:p>
          </table:table-cell>
          <table:table-cell table:style-name="ce9" table:formula="of:=[.D28]+[.D29]+[.D30]+[.D31]+[.D32]+[.D33]+[.D34]" office:value-type="currency" office:currency="EUR" office:value="0">
            <text:p>0,00 €</text:p>
          </table:table-cell>
          <table:table-cell table:style-name="ce9" table:formula="of:=[.E28]+[.E29]+[.E30]+[.E31]+[.E32]+[.E33]+[.E34]" office:value-type="currency" office:currency="EUR" office:value="0">
            <text:p>0,00 €</text:p>
          </table:table-cell>
          <table:table-cell table:style-name="ce12"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6-30">
            <text:p>lun. 30 juin 25</text:p>
          </table:table-cell>
          <table:table-cell table:number-columns-repeated="4"/>
          <table:table-cell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28]+[.B29]+[.B34]" office:value-type="currency" office:currency="EUR" office:value="0">
            <text:p>0,00 €</text:p>
          </table:table-cell>
          <table:table-cell table:style-name="ce9" table:formula="of:=[.C28]+[.C29]+[.C34]" office:value-type="currency" office:currency="EUR" office:value="0">
            <text:p>0,00 €</text:p>
          </table:table-cell>
          <table:table-cell table:style-name="ce9" table:formula="of:=[.D28]+[.D29]+[.D34]" office:value-type="currency" office:currency="EUR" office:value="0">
            <text:p>0,00 €</text:p>
          </table:table-cell>
          <table:table-cell table:style-name="ce9" table:formula="of:=[.E28]+[.E29]+[.E34]" office:value-type="currency" office:currency="EUR" office:value="0">
            <text:p>0,00 €</text:p>
          </table:table-cell>
          <table:table-cell table:style-name="ce12"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3:.F36])-[.F3]-[.F11]-[.F19]-[.F27]-[.F35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3]+[.B11]+[.B19]+[.B27]+[.B37]" office:value-type="currency" office:currency="EUR" office:value="0">
            <text:p>0,00 €</text:p>
          </table:table-cell>
          <table:table-cell table:style-name="ce10" table:formula="of:=[.C3]+[.C11]+[.C19]+[.C27]+[.C37]" office:value-type="currency" office:currency="EUR" office:value="0">
            <text:p>0,00 €</text:p>
          </table:table-cell>
          <table:table-cell table:style-name="ce10" table:formula="of:=[.D3]+[.D11]+[.D19]+[.D27]+[.D37]" office:value-type="currency" office:currency="EUR" office:value="0">
            <text:p>0,00 €</text:p>
          </table:table-cell>
          <table:table-cell table:style-name="ce10" table:formula="of:=[.E3]+[.E11]+[.E19]+[.E27]+[.E37]" office:value-type="currency" office:currency="EUR" office:value="0">
            <text:p>0,00 €</text:p>
          </table:table-cell>
          <table:table-cell table:style-name="ce14" table:formula="of:=[.B39]+[.C39]+[.D39]+[.E39]" office:value-type="currency" office:currency="EUR" office:value="0">
            <text:p>0,00 €</text:p>
          </table:table-cell>
        </table:table-row>
      </table:table>
      <table:table table:name="Juillet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7-01">
            <text:p>mar. 1 juil.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2">
            <text:p>mer. 2 juil.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3">
            <text:p>jeu. 3 juil.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4">
            <text:p>ven. 4 juil. 25</text:p>
          </table:table-cell>
          <table:table-cell table:number-columns-repeated="4" table:style-name="ce15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5">
            <text:p>sam. 5 juil. 25</text:p>
          </table:table-cell>
          <table:table-cell table:number-columns-repeated="4" table:style-name="ce15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6">
            <text:p>dim. 6 juil. 25</text:p>
          </table:table-cell>
          <table:table-cell table:number-columns-repeated="4" table:style-name="ce15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+[.B6]+[.B7]" office:value-type="currency" office:currency="EUR" office:value="0">
            <text:p>0,00 €</text:p>
          </table:table-cell>
          <table:table-cell table:style-name="ce8" table:formula="of:=[.C2]+[.C3]+[.C4]+[.C5]+[.C6]+[.C7]" office:value-type="currency" office:currency="EUR" office:value="0">
            <text:p>0,00 €</text:p>
          </table:table-cell>
          <table:table-cell table:style-name="ce8" table:formula="of:=[.D2]+[.D3]+[.D4]+[.D5]+[.D6]+[.D7]" office:value-type="currency" office:currency="EUR" office:value="0">
            <text:p>0,00 €</text:p>
          </table:table-cell>
          <table:table-cell table:style-name="ce8" table:formula="of:=[.E2]+[.E3]+[.E4]+[.E5]+[.E6]+[.E7]" office:value-type="currency" office:currency="EUR" office:value="0">
            <text:p>0,00 €</text:p>
          </table:table-cell>
          <table:table-cell table:style-name="ce12"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7">
            <text:p>lun. 7 juil.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8">
            <text:p>mar. 8 juil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09">
            <text:p>mer. 9 juil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0">
            <text:p>jeu. 10 juil.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1">
            <text:p>ven. 11 juil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2">
            <text:p>sam. 12 juil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3">
            <text:p>dim. 13 juil.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9]+[.B10]+[.B11]+[.B12]+[.B13]+[.B14]+[.B15]" office:value-type="currency" office:currency="EUR" office:value="0">
            <text:p>0,00 €</text:p>
          </table:table-cell>
          <table:table-cell table:style-name="ce9" table:formula="of:=[.C9]+[.C10]+[.C11]+[.C12]+[.C13]+[.C14]+[.C15]" office:value-type="currency" office:currency="EUR" office:value="0">
            <text:p>0,00 €</text:p>
          </table:table-cell>
          <table:table-cell table:style-name="ce9" table:formula="of:=[.D9]+[.D10]+[.D11]+[.D12]+[.D13]+[.D14]+[.D15]" office:value-type="currency" office:currency="EUR" office:value="0">
            <text:p>0,00 €</text:p>
          </table:table-cell>
          <table:table-cell table:style-name="ce9" table:formula="of:=[.E9]+[.E10]+[.E11]+[.E12]+[.E13]+[.E14]+[.E15]" office:value-type="currency" office:currency="EUR" office:value="0">
            <text:p>0,00 €</text:p>
          </table:table-cell>
          <table:table-cell table:style-name="ce12"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4">
            <text:p>lun. 14 juil.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5">
            <text:p>mar. 15 juil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6">
            <text:p>mer. 16 juil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7">
            <text:p>jeu. 17 juil.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8">
            <text:p>ven. 18 juil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19">
            <text:p>sam. 19 juil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0">
            <text:p>dim. 20 juil.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7]+[.B18]+[.B19]+[.B20]+[.B21]+[.B22]+[.B23]" office:value-type="currency" office:currency="EUR" office:value="0">
            <text:p>0,00 €</text:p>
          </table:table-cell>
          <table:table-cell table:style-name="ce9" table:formula="of:=[.C17]+[.C18]+[.C19]+[.C20]+[.C21]+[.C22]+[.C23]" office:value-type="currency" office:currency="EUR" office:value="0">
            <text:p>0,00 €</text:p>
          </table:table-cell>
          <table:table-cell table:style-name="ce9" table:formula="of:=[.D17]+[.D18]+[.D19]+[.D20]+[.D21]+[.D22]+[.D23]" office:value-type="currency" office:currency="EUR" office:value="0">
            <text:p>0,00 €</text:p>
          </table:table-cell>
          <table:table-cell table:style-name="ce9" table:formula="of:=[.E17]+[.E18]+[.E19]+[.E20]+[.E21]+[.E22]+[.E23]" office:value-type="currency" office:currency="EUR" office:value="0">
            <text:p>0,00 €</text:p>
          </table:table-cell>
          <table:table-cell table:style-name="ce12"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1">
            <text:p>lun. 21 juil.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2">
            <text:p>mar. 22 juil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3">
            <text:p>mer. 23 juil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4">
            <text:p>jeu. 24 juil.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5">
            <text:p>ven. 25 juil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6">
            <text:p>sam. 26 juil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7">
            <text:p>dim. 27 juil.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5]+[.B26]+[.B27]+[.B28]+[.B29]+[.B30]+[.B31]" office:value-type="currency" office:currency="EUR" office:value="0">
            <text:p>0,00 €</text:p>
          </table:table-cell>
          <table:table-cell table:style-name="ce9" table:formula="of:=[.C25]+[.C26]+[.C27]+[.C28]+[.C29]+[.C30]+[.C31]" office:value-type="currency" office:currency="EUR" office:value="0">
            <text:p>0,00 €</text:p>
          </table:table-cell>
          <table:table-cell table:style-name="ce9" table:formula="of:=[.D25]+[.D26]+[.D27]+[.D28]+[.D29]+[.D30]+[.D31]" office:value-type="currency" office:currency="EUR" office:value="0">
            <text:p>0,00 €</text:p>
          </table:table-cell>
          <table:table-cell table:style-name="ce9" table:formula="of:=[.E25]+[.E26]+[.E27]+[.E28]+[.E29]+[.E30]+[.E31]" office:value-type="currency" office:currency="EUR" office:value="0">
            <text:p>0,00 €</text:p>
          </table:table-cell>
          <table:table-cell table:style-name="ce12"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8">
            <text:p>lun. 28 juil.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29">
            <text:p>mar. 29 juil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30">
            <text:p>mer. 30 juil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7-31">
            <text:p>jeu. 31 juil. 25</text:p>
          </table:table-cell>
          <table:table-cell table:number-columns-repeated="4"/>
          <table:table-cell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3]+[.B34]+[.B35]+[.B36]" office:value-type="currency" office:currency="EUR" office:value="0">
            <text:p>0,00 €</text:p>
          </table:table-cell>
          <table:table-cell table:style-name="ce9" table:formula="of:=[.C33]+[.C34]+[.C35]+[.C36]" office:value-type="currency" office:currency="EUR" office:value="0">
            <text:p>0,00 €</text:p>
          </table:table-cell>
          <table:table-cell table:style-name="ce9" table:formula="of:=[.D33]+[.D34]+[.D35]+[.D36]" office:value-type="currency" office:currency="EUR" office:value="0">
            <text:p>0,00 €</text:p>
          </table:table-cell>
          <table:table-cell table:style-name="ce9" table:formula="of:=[.E33]+[.E34]+[.E35]+[.E36]" office:value-type="currency" office:currency="EUR" office:value="0">
            <text:p>0,00 €</text:p>
          </table:table-cell>
          <table:table-cell table:style-name="ce12"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8:.F36])-[.F8]-[.F16]-[.F24]-[.F32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8]+[.B16]+[.B24]+[.B32]+[.B37]" office:value-type="currency" office:currency="EUR" office:value="0">
            <text:p>0,00 €</text:p>
          </table:table-cell>
          <table:table-cell table:style-name="ce10" table:formula="of:=[.C8]+[.C16]+[.C24]+[.C32]+[.C37]" office:value-type="currency" office:currency="EUR" office:value="0">
            <text:p>0,00 €</text:p>
          </table:table-cell>
          <table:table-cell table:style-name="ce10" table:formula="of:=[.D8]+[.D16]+[.D24]+[.D32]+[.D37]" office:value-type="currency" office:currency="EUR" office:value="0">
            <text:p>0,00 €</text:p>
          </table:table-cell>
          <table:table-cell table:style-name="ce10" table:formula="of:=[.E8]+[.E16]+[.E24]+[.E32]+[.E37]" office:value-type="currency" office:currency="EUR" office:value="0">
            <text:p>0,00 €</text:p>
          </table:table-cell>
          <table:table-cell table:style-name="ce14" table:formula="of:=[.B39]+[.C39]+[.D39]+[.E39]" office:value-type="currency" office:currency="EUR" office:value="0">
            <text:p>0,00 €</text:p>
          </table:table-cell>
        </table:table-row>
      </table:table>
      <table:table table:name="Aout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8-01">
            <text:p>ven. 1 août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2">
            <text:p>sam. 2 août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3">
            <text:p>dim. 3 août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" office:value-type="currency" office:currency="EUR" office:value="0">
            <text:p>0,00 €</text:p>
          </table:table-cell>
          <table:table-cell table:style-name="ce8" table:formula="of:=[.C2]+[.C3]+[.C4]" office:value-type="currency" office:currency="EUR" office:value="0">
            <text:p>0,00 €</text:p>
          </table:table-cell>
          <table:table-cell table:style-name="ce8" table:formula="of:=[.D2]+[.D3]+[.D4]" office:value-type="currency" office:currency="EUR" office:value="0">
            <text:p>0,00 €</text:p>
          </table:table-cell>
          <table:table-cell table:style-name="ce8" table:formula="of:=[.E2]+[.E3]+[.E4]" office:value-type="currency" office:currency="EUR" office:value="0">
            <text:p>0,00 €</text:p>
          </table:table-cell>
          <table:table-cell table:style-name="ce12"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4">
            <text:p>lun. 4 août 25</text:p>
          </table:table-cell>
          <table:table-cell table:number-columns-repeated="4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5">
            <text:p>mar. 5 août 25</text:p>
          </table:table-cell>
          <table:table-cell table:number-columns-repeated="4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6">
            <text:p>mer. 6 août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7">
            <text:p>jeu. 7 août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8">
            <text:p>ven. 8 août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09">
            <text:p>sam. 9 août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0">
            <text:p>dim. 10 août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6]+[.B7]+[.B8]+[.B9]+[.B10]+[.B11]+[.B12]" office:value-type="currency" office:currency="EUR" office:value="0">
            <text:p>0,00 €</text:p>
          </table:table-cell>
          <table:table-cell table:style-name="ce9" table:formula="of:=[.C6]+[.C7]+[.C8]+[.C9]+[.C10]+[.C11]+[.C12]" office:value-type="currency" office:currency="EUR" office:value="0">
            <text:p>0,00 €</text:p>
          </table:table-cell>
          <table:table-cell table:style-name="ce9" table:formula="of:=[.D6]+[.D7]+[.D8]+[.D9]+[.D10]+[.D11]+[.D12]" office:value-type="currency" office:currency="EUR" office:value="0">
            <text:p>0,00 €</text:p>
          </table:table-cell>
          <table:table-cell table:style-name="ce9" table:formula="of:=[.E6]+[.E7]+[.E8]+[.E9]+[.E10]+[.E11]+[.E12]" office:value-type="currency" office:currency="EUR" office:value="0">
            <text:p>0,00 €</text:p>
          </table:table-cell>
          <table:table-cell table:style-name="ce12"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1">
            <text:p>lun. 11 août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2">
            <text:p>mar. 12 août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3">
            <text:p>mer. 13 août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4">
            <text:p>jeu. 14 août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5">
            <text:p>ven. 15 août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6">
            <text:p>sam. 16 août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7">
            <text:p>dim. 17 août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4]+[.B15]+[.B16]+[.B17]+[.B18]+[.B19]+[.B20]" office:value-type="currency" office:currency="EUR" office:value="0">
            <text:p>0,00 €</text:p>
          </table:table-cell>
          <table:table-cell table:style-name="ce9" table:formula="of:=[.C14]+[.C15]+[.C16]+[.C17]+[.C18]+[.C19]+[.C20]" office:value-type="currency" office:currency="EUR" office:value="0">
            <text:p>0,00 €</text:p>
          </table:table-cell>
          <table:table-cell table:style-name="ce9" table:formula="of:=[.D14]+[.D15]+[.D16]+[.D17]+[.D18]+[.D19]+[.D20]" office:value-type="currency" office:currency="EUR" office:value="0">
            <text:p>0,00 €</text:p>
          </table:table-cell>
          <table:table-cell table:style-name="ce9" table:formula="of:=[.E14]+[.E15]+[.E16]+[.E17]+[.E18]+[.E19]+[.E20]" office:value-type="currency" office:currency="EUR" office:value="0">
            <text:p>0,00 €</text:p>
          </table:table-cell>
          <table:table-cell table:style-name="ce12"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8">
            <text:p>lun. 18 août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19">
            <text:p>mar. 19 août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0">
            <text:p>mer. 20 août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1">
            <text:p>jeu. 21 août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2">
            <text:p>ven. 22 août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3">
            <text:p>sam. 23 août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4">
            <text:p>dim. 24 août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2]+[.B23]+[.B24]+[.B25]+[.B26]+[.B27]+[.B28]" office:value-type="currency" office:currency="EUR" office:value="0">
            <text:p>0,00 €</text:p>
          </table:table-cell>
          <table:table-cell table:style-name="ce9" table:formula="of:=[.C22]+[.C23]+[.C24]+[.C25]+[.C26]+[.C27]+[.C28]" office:value-type="currency" office:currency="EUR" office:value="0">
            <text:p>0,00 €</text:p>
          </table:table-cell>
          <table:table-cell table:style-name="ce9" table:formula="of:=[.D22]+[.D23]+[.D24]+[.D25]+[.D26]+[.D27]+[.D28]" office:value-type="currency" office:currency="EUR" office:value="0">
            <text:p>0,00 €</text:p>
          </table:table-cell>
          <table:table-cell table:style-name="ce9" table:formula="of:=[.E22]+[.E23]+[.E24]+[.E25]+[.E26]+[.E27]+[.E28]" office:value-type="currency" office:currency="EUR" office:value="0">
            <text:p>0,00 €</text:p>
          </table:table-cell>
          <table:table-cell table:style-name="ce12"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6">
            <text:p>mar. 26 août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7">
            <text:p>mer. 27 août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8">
            <text:p>jeu. 28 août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29">
            <text:p>ven. 29 août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30">
            <text:p>sam. 30 août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8-31">
            <text:p>dim. 31 août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5</text:p>
          </table:table-cell>
          <table:table-cell table:style-name="ce9" table:formula="of:=[.B30]+[.B31]+[.B32]+[.B35]" office:value-type="currency" office:currency="EUR" office:value="0">
            <text:p>0,00 €</text:p>
          </table:table-cell>
          <table:table-cell table:style-name="ce9" table:formula="of:=[.C30]+[.C31]+[.C32]+[.C35]" office:value-type="currency" office:currency="EUR" office:value="0">
            <text:p>0,00 €</text:p>
          </table:table-cell>
          <table:table-cell table:style-name="ce9" table:formula="of:=[.D30]+[.D31]+[.D32]+[.D35]" office:value-type="currency" office:currency="EUR" office:value="0">
            <text:p>0,00 €</text:p>
          </table:table-cell>
          <table:table-cell table:style-name="ce9" table:formula="of:=[.E30]+[.E31]+[.E32]+[.E35]" office:value-type="currency" office:currency="EUR" office:value="0">
            <text:p>0,00 €</text:p>
          </table:table-cell>
          <table:table-cell table:style-name="ce16"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5:.F35])-[.F5]-[.F13]-[.F21]-[.F29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5]+[.B13]+[.B21]+[.B29]+[.B36]" office:value-type="currency" office:currency="EUR" office:value="0">
            <text:p>0,00 €</text:p>
          </table:table-cell>
          <table:table-cell table:style-name="ce10" table:formula="of:=[.C5]+[.C13]+[.C21]+[.C29]+[.C36]" office:value-type="currency" office:currency="EUR" office:value="0">
            <text:p>0,00 €</text:p>
          </table:table-cell>
          <table:table-cell table:style-name="ce10" table:formula="of:=[.D5]+[.D13]+[.D21]+[.D29]+[.D36]" office:value-type="currency" office:currency="EUR" office:value="0">
            <text:p>0,00 €</text:p>
          </table:table-cell>
          <table:table-cell table:style-name="ce10" table:formula="of:=[.E5]+[.E13]+[.E21]+[.E29]+[.E36]" office:value-type="currency" office:currency="EUR" office:value="0">
            <text:p>0,00 €</text:p>
          </table:table-cell>
          <table:table-cell table:style-name="ce14" table:formula="of:=[.B38]+[.C38]+[.D38]+[.E38]" office:value-type="currency" office:currency="EUR" office:value="0">
            <text:p>0,00 €</text:p>
          </table:table-cell>
        </table:table-row>
      </table:table>
      <table:table table:name="Septembre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09-01">
            <text:p>lun. 1 sept.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2">
            <text:p>mar. 2 sept.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3">
            <text:p>mer. 3 sept.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4">
            <text:p>jeu. 4 sept. 25</text:p>
          </table:table-cell>
          <table:table-cell table:number-columns-repeated="4" table:style-name="ce15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5">
            <text:p>ven. 5 sept. 25</text:p>
          </table:table-cell>
          <table:table-cell table:number-columns-repeated="4" table:style-name="ce15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6">
            <text:p>sam. 6 sept. 25</text:p>
          </table:table-cell>
          <table:table-cell table:number-columns-repeated="4" table:style-name="ce15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7">
            <text:p>dim. 7 sept. 25</text:p>
          </table:table-cell>
          <table:table-cell table:number-columns-repeated="4" table:style-name="ce15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+[.B6]+[.B7]+[.B8]" office:value-type="currency" office:currency="EUR" office:value="0">
            <text:p>0,00 €</text:p>
          </table:table-cell>
          <table:table-cell table:style-name="ce8" table:formula="of:=[.C2]+[.C3]+[.C4]+[.C5]+[.C6]+[.C7]+[.C8]" office:value-type="currency" office:currency="EUR" office:value="0">
            <text:p>0,00 €</text:p>
          </table:table-cell>
          <table:table-cell table:style-name="ce8" table:formula="of:=[.D2]+[.D3]+[.D4]+[.D5]+[.D6]+[.D7]+[.D8]" office:value-type="currency" office:currency="EUR" office:value="0">
            <text:p>0,00 €</text:p>
          </table:table-cell>
          <table:table-cell table:style-name="ce8" table:formula="of:=[.E2]+[.E3]+[.E4]+[.E5]+[.E6]+[.E7]+[.E8]" office:value-type="currency" office:currency="EUR" office:value="0">
            <text:p>0,00 €</text:p>
          </table:table-cell>
          <table:table-cell table:style-name="ce12"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8">
            <text:p>lun. 8 sept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09">
            <text:p>mar. 9 sept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0">
            <text:p>mer. 10 sept.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1">
            <text:p>jeu. 11 sept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2">
            <text:p>ven. 12 sept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3">
            <text:p>sam. 13 sept.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4">
            <text:p>dim. 14 sept.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10]+[.B11]+[.B12]+[.B13]+[.B14]+[.B15]+[.B16]" office:value-type="currency" office:currency="EUR" office:value="0">
            <text:p>0,00 €</text:p>
          </table:table-cell>
          <table:table-cell table:style-name="ce9" table:formula="of:=[.C10]+[.C11]+[.C12]+[.C13]+[.C14]+[.C15]+[.C16]" office:value-type="currency" office:currency="EUR" office:value="0">
            <text:p>0,00 €</text:p>
          </table:table-cell>
          <table:table-cell table:style-name="ce9" table:formula="of:=[.D10]+[.D11]+[.D12]+[.D13]+[.D14]+[.D15]+[.D16]" office:value-type="currency" office:currency="EUR" office:value="0">
            <text:p>0,00 €</text:p>
          </table:table-cell>
          <table:table-cell table:style-name="ce9" table:formula="of:=[.E10]+[.E11]+[.E12]+[.E13]+[.E14]+[.E15]+[.E16]" office:value-type="currency" office:currency="EUR" office:value="0">
            <text:p>0,00 €</text:p>
          </table:table-cell>
          <table:table-cell table:style-name="ce12"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5">
            <text:p>lun. 15 sept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6">
            <text:p>mar. 16 sept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7">
            <text:p>mer. 17 sept.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8">
            <text:p>jeu. 18 sept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19">
            <text:p>ven. 19 sept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0">
            <text:p>sam. 20 sept.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1">
            <text:p>dim. 21 sept.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8]+[.B19]+[.B20]+[.B21]+[.B22]+[.B23]+[.B24]" office:value-type="currency" office:currency="EUR" office:value="0">
            <text:p>0,00 €</text:p>
          </table:table-cell>
          <table:table-cell table:style-name="ce9" table:formula="of:=[.C18]+[.C19]+[.C20]+[.C21]+[.C22]+[.C23]+[.C24]" office:value-type="currency" office:currency="EUR" office:value="0">
            <text:p>0,00 €</text:p>
          </table:table-cell>
          <table:table-cell table:style-name="ce9" table:formula="of:=[.D18]+[.D19]+[.D20]+[.D21]+[.D22]+[.D23]+[.D24]" office:value-type="currency" office:currency="EUR" office:value="0">
            <text:p>0,00 €</text:p>
          </table:table-cell>
          <table:table-cell table:style-name="ce9" table:formula="of:=[.E18]+[.E19]+[.E20]+[.E21]+[.E22]+[.E23]+[.E24]" office:value-type="currency" office:currency="EUR" office:value="0">
            <text:p>0,00 €</text:p>
          </table:table-cell>
          <table:table-cell table:style-name="ce12"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2">
            <text:p>lun. 22 sept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3">
            <text:p>mar. 23 sept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4">
            <text:p>mer. 24 sept.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5">
            <text:p>jeu. 25 sept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6">
            <text:p>ven. 26 sept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7">
            <text:p>sam. 27 sept.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8">
            <text:p>dim. 28 sept.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6]+[.B27]+[.B28]+[.B29]+[.B30]+[.B31]+[.B32]" office:value-type="currency" office:currency="EUR" office:value="0">
            <text:p>0,00 €</text:p>
          </table:table-cell>
          <table:table-cell table:style-name="ce9" table:formula="of:=[.C26]+[.C27]+[.C28]+[.C29]+[.C30]+[.C31]+[.C32]" office:value-type="currency" office:currency="EUR" office:value="0">
            <text:p>0,00 €</text:p>
          </table:table-cell>
          <table:table-cell table:style-name="ce9" table:formula="of:=[.D26]+[.D27]+[.D28]+[.D29]+[.D30]+[.D31]+[.D32]" office:value-type="currency" office:currency="EUR" office:value="0">
            <text:p>0,00 €</text:p>
          </table:table-cell>
          <table:table-cell table:style-name="ce9" table:formula="of:=[.E26]+[.E27]+[.E28]+[.E29]+[.E30]+[.E31]+[.E32]" office:value-type="currency" office:currency="EUR" office:value="0">
            <text:p>0,00 €</text:p>
          </table:table-cell>
          <table:table-cell table:style-name="ce12"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29">
            <text:p>lun. 29 sept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09-30">
            <text:p>mar. 30 sept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4]+[.B35]" office:value-type="currency" office:currency="EUR" office:value="0">
            <text:p>0,00 €</text:p>
          </table:table-cell>
          <table:table-cell table:style-name="ce9" table:formula="of:=[.C34]+[.C35]" office:value-type="currency" office:currency="EUR" office:value="0">
            <text:p>0,00 €</text:p>
          </table:table-cell>
          <table:table-cell table:style-name="ce9" table:formula="of:=[.D34]+[.D35]" office:value-type="currency" office:currency="EUR" office:value="0">
            <text:p>0,00 €</text:p>
          </table:table-cell>
          <table:table-cell table:style-name="ce9" table:formula="of:=[.E34]+[.E35]" office:value-type="currency" office:currency="EUR" office:value="0">
            <text:p>0,00 €</text:p>
          </table:table-cell>
          <table:table-cell table:style-name="ce12"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9:.F35])-[.F9]-[.F17]-[.F25]-[.F33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9]+[.B17]+[.B25]+[.B33]+[.B36]" office:value-type="currency" office:currency="EUR" office:value="0">
            <text:p>0,00 €</text:p>
          </table:table-cell>
          <table:table-cell table:style-name="ce10" table:formula="of:=[.C9]+[.C17]+[.C25]+[.C33]+[.C36]" office:value-type="currency" office:currency="EUR" office:value="0">
            <text:p>0,00 €</text:p>
          </table:table-cell>
          <table:table-cell table:style-name="ce10" table:formula="of:=[.D9]+[.D17]+[.D25]+[.D33]+[.D36]" office:value-type="currency" office:currency="EUR" office:value="0">
            <text:p>0,00 €</text:p>
          </table:table-cell>
          <table:table-cell table:style-name="ce10" table:formula="of:=[.E9]+[.E17]+[.E25]+[.E33]+[.E36]" office:value-type="currency" office:currency="EUR" office:value="0">
            <text:p>0,00 €</text:p>
          </table:table-cell>
          <table:table-cell table:style-name="ce14" table:formula="of:=[.B38]+[.C38]+[.D38]+[.E38]" office:value-type="currency" office:currency="EUR" office:value="0">
            <text:p>0,00 €</text:p>
          </table:table-cell>
        </table:table-row>
      </table:table>
      <table:table table:name="Octobre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10-01">
            <text:p>mer. 1 oct.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2">
            <text:p>jeu. 2 oct.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3">
            <text:p>ven. 3 oct.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4">
            <text:p>sam. 4 oct. 25</text:p>
          </table:table-cell>
          <table:table-cell table:number-columns-repeated="4" table:style-name="ce15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5">
            <text:p>dim. 5 oct. 25</text:p>
          </table:table-cell>
          <table:table-cell table:number-columns-repeated="4" table:style-name="ce15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+[.B6]" office:value-type="currency" office:currency="EUR" office:value="0">
            <text:p>0,00 €</text:p>
          </table:table-cell>
          <table:table-cell table:style-name="ce8" table:formula="of:=[.C2]+[.C3]+[.C4]+[.C5]+[.C6]" office:value-type="currency" office:currency="EUR" office:value="0">
            <text:p>0,00 €</text:p>
          </table:table-cell>
          <table:table-cell table:style-name="ce8" table:formula="of:=[.D2]+[.D3]+[.D4]+[.D5]+[.D6]" office:value-type="currency" office:currency="EUR" office:value="0">
            <text:p>0,00 €</text:p>
          </table:table-cell>
          <table:table-cell table:style-name="ce8" table:formula="of:=[.E2]+[.E3]+[.E4]+[.E5]+[.E6]" office:value-type="currency" office:currency="EUR" office:value="0">
            <text:p>0,00 €</text:p>
          </table:table-cell>
          <table:table-cell table:style-name="ce12"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6">
            <text:p>lun. 6 oct.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7">
            <text:p>mar. 7 oct.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8">
            <text:p>mer. 8 oct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09">
            <text:p>jeu. 9 oct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0">
            <text:p>ven. 10 oct.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1">
            <text:p>sam. 11 oct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2">
            <text:p>dim. 12 oct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8]+[.B9]+[.B10]+[.B11]+[.B12]+[.B13]+[.B14]" office:value-type="currency" office:currency="EUR" office:value="0">
            <text:p>0,00 €</text:p>
          </table:table-cell>
          <table:table-cell table:style-name="ce9" table:formula="of:=[.C8]+[.C9]+[.C10]+[.C11]+[.C12]+[.C13]+[.C14]" office:value-type="currency" office:currency="EUR" office:value="0">
            <text:p>0,00 €</text:p>
          </table:table-cell>
          <table:table-cell table:style-name="ce9" table:formula="of:=[.D8]+[.D9]+[.D10]+[.D11]+[.D12]+[.D13]+[.D14]" office:value-type="currency" office:currency="EUR" office:value="0">
            <text:p>0,00 €</text:p>
          </table:table-cell>
          <table:table-cell table:style-name="ce9" table:formula="of:=[.E8]+[.E9]+[.E10]+[.E11]+[.E12]+[.E13]+[.E14]" office:value-type="currency" office:currency="EUR" office:value="0">
            <text:p>0,00 €</text:p>
          </table:table-cell>
          <table:table-cell table:style-name="ce12"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3">
            <text:p>lun. 13 oct.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4">
            <text:p>mar. 14 oct.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5">
            <text:p>mer. 15 oct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6">
            <text:p>jeu. 16 oct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7">
            <text:p>ven. 17 oct.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8">
            <text:p>sam. 18 oct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19">
            <text:p>dim. 19 oct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6]+[.B17]+[.B18]+[.B19]+[.B20]+[.B21]+[.B22]" office:value-type="currency" office:currency="EUR" office:value="0">
            <text:p>0,00 €</text:p>
          </table:table-cell>
          <table:table-cell table:style-name="ce9" table:formula="of:=[.C16]+[.C17]+[.C18]+[.C19]+[.C20]+[.C21]+[.C22]" office:value-type="currency" office:currency="EUR" office:value="0">
            <text:p>0,00 €</text:p>
          </table:table-cell>
          <table:table-cell table:style-name="ce9" table:formula="of:=[.D16]+[.D17]+[.D18]+[.D19]+[.D20]+[.D21]+[.D22]" office:value-type="currency" office:currency="EUR" office:value="0">
            <text:p>0,00 €</text:p>
          </table:table-cell>
          <table:table-cell table:style-name="ce9" table:formula="of:=[.E16]+[.E17]+[.E18]+[.E19]+[.E20]+[.E21]+[.E22]" office:value-type="currency" office:currency="EUR" office:value="0">
            <text:p>0,00 €</text:p>
          </table:table-cell>
          <table:table-cell table:style-name="ce12"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0">
            <text:p>lun. 20 oct.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1">
            <text:p>mar. 21 oct.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2">
            <text:p>mer. 22 oct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3">
            <text:p>jeu. 23 oct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4">
            <text:p>ven. 24 oct.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5">
            <text:p>sam. 25 oct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6">
            <text:p>dim. 26 oct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4]+[.B25]+[.B26]+[.B27]+[.B28]+[.B29]+[.B30]" office:value-type="currency" office:currency="EUR" office:value="0">
            <text:p>0,00 €</text:p>
          </table:table-cell>
          <table:table-cell table:style-name="ce9" table:formula="of:=[.C24]+[.C25]+[.C26]+[.C27]+[.C28]+[.C29]+[.C30]" office:value-type="currency" office:currency="EUR" office:value="0">
            <text:p>0,00 €</text:p>
          </table:table-cell>
          <table:table-cell table:style-name="ce9" table:formula="of:=[.D24]+[.D25]+[.D26]+[.D27]+[.D28]+[.D29]+[.D30]" office:value-type="currency" office:currency="EUR" office:value="0">
            <text:p>0,00 €</text:p>
          </table:table-cell>
          <table:table-cell table:style-name="ce9" table:formula="of:=[.E24]+[.E25]+[.E26]+[.E27]+[.E28]+[.E29]+[.E30]" office:value-type="currency" office:currency="EUR" office:value="0">
            <text:p>0,00 €</text:p>
          </table:table-cell>
          <table:table-cell table:style-name="ce12"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7">
            <text:p>lun. 27 oct.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8">
            <text:p>mar. 28 oct.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29">
            <text:p>mer. 29 oct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30">
            <text:p>jeu. 30 oct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0-31">
            <text:p>ven. 31 oct. 25</text:p>
          </table:table-cell>
          <table:table-cell table:number-columns-repeated="4"/>
          <table:table-cell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2]+[.B33]+[.B34]+[.B36]" office:value-type="currency" office:currency="EUR" office:value="0">
            <text:p>0,00 €</text:p>
          </table:table-cell>
          <table:table-cell table:style-name="ce9" table:formula="of:=[.C32]+[.C33]+[.C34]+[.C36]" office:value-type="currency" office:currency="EUR" office:value="0">
            <text:p>0,00 €</text:p>
          </table:table-cell>
          <table:table-cell table:style-name="ce9" table:formula="of:=[.D32]+[.D33]+[.D34]+[.D36]" office:value-type="currency" office:currency="EUR" office:value="0">
            <text:p>0,00 €</text:p>
          </table:table-cell>
          <table:table-cell table:style-name="ce9" table:formula="of:=[.E32]+[.E33]+[.E34]+[.E36]" office:value-type="currency" office:currency="EUR" office:value="0">
            <text:p>0,00 €</text:p>
          </table:table-cell>
          <table:table-cell table:style-name="ce12"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6:.F36])-[.F7]-[.F15]-[.F23]-[.F31]-[.F37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7]+[.B15]+[.B23]+[.B31]+[.B37]" office:value-type="currency" office:currency="EUR" office:value="0">
            <text:p>0,00 €</text:p>
          </table:table-cell>
          <table:table-cell table:style-name="ce10" table:formula="of:=[.C7]+[.C15]+[.C23]+[.C31]+[.C37]" office:value-type="currency" office:currency="EUR" office:value="0">
            <text:p>0,00 €</text:p>
          </table:table-cell>
          <table:table-cell table:style-name="ce10" table:formula="of:=[.D7]+[.D15]+[.D23]+[.D31]+[.D37]" office:value-type="currency" office:currency="EUR" office:value="0">
            <text:p>0,00 €</text:p>
          </table:table-cell>
          <table:table-cell table:style-name="ce10" table:formula="of:=[.E7]+[.E15]+[.E23]+[.E31]+[.E37]" office:value-type="currency" office:currency="EUR" office:value="0">
            <text:p>0,00 €</text:p>
          </table:table-cell>
          <table:table-cell table:style-name="ce14" table:formula="of:=[.B39]+[.C39]+[.D39]+[.E39]" office:value-type="currency" office:currency="EUR" office:value="0">
            <text:p>0,00 €</text:p>
          </table:table-cell>
        </table:table-row>
      </table:table>
      <table:table table:name="Novembre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11-01">
            <text:p>sam. 1 nov.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2">
            <text:p>dim. 2 nov.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" office:value-type="currency" office:currency="EUR" office:value="0">
            <text:p>0,00 €</text:p>
          </table:table-cell>
          <table:table-cell table:style-name="ce8" table:formula="of:=[.C2]+[.C3]" office:value-type="currency" office:currency="EUR" office:value="0">
            <text:p>0,00 €</text:p>
          </table:table-cell>
          <table:table-cell table:style-name="ce8" table:formula="of:=[.D2]+[.D3]" office:value-type="currency" office:currency="EUR" office:value="0">
            <text:p>0,00 €</text:p>
          </table:table-cell>
          <table:table-cell table:style-name="ce8" table:formula="of:=[.E2]+[.E3]" office:value-type="currency" office:currency="EUR" office:value="0">
            <text:p>0,00 €</text:p>
          </table:table-cell>
          <table:table-cell table:style-name="ce12"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3">
            <text:p>lun. 3 nov. 25</text:p>
          </table:table-cell>
          <table:table-cell table:number-columns-repeated="4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4">
            <text:p>mar. 4 nov. 25</text:p>
          </table:table-cell>
          <table:table-cell table:number-columns-repeated="4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5">
            <text:p>mer. 5 nov. 25</text:p>
          </table:table-cell>
          <table:table-cell table:number-columns-repeated="4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6">
            <text:p>jeu. 6 nov. 25</text:p>
          </table:table-cell>
          <table:table-cell table:number-columns-repeated="4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7">
            <text:p>ven. 7 nov. 25</text:p>
          </table:table-cell>
          <table:table-cell table:number-columns-repeated="4"/>
          <table:table-cell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8">
            <text:p>sam. 8 nov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09">
            <text:p>dim. 9 nov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5]+[.B6]+[.B7]+[.B8]+[.B9]+[.B10]+[.B11]" office:value-type="currency" office:currency="EUR" office:value="0">
            <text:p>0,00 €</text:p>
          </table:table-cell>
          <table:table-cell table:style-name="ce9" table:formula="of:=[.C5]+[.C6]+[.C7]+[.C8]+[.C9]+[.C10]+[.C11]" office:value-type="currency" office:currency="EUR" office:value="0">
            <text:p>0,00 €</text:p>
          </table:table-cell>
          <table:table-cell table:style-name="ce9" table:formula="of:=[.D5]+[.D6]+[.D7]+[.D8]+[.D9]+[.D10]+[.D11]" office:value-type="currency" office:currency="EUR" office:value="0">
            <text:p>0,00 €</text:p>
          </table:table-cell>
          <table:table-cell table:style-name="ce9" table:formula="of:=[.E5]+[.E6]+[.E7]+[.E8]+[.E9]+[.E10]+[.E11]" office:value-type="currency" office:currency="EUR" office:value="0">
            <text:p>0,00 €</text:p>
          </table:table-cell>
          <table:table-cell table:style-name="ce12"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0">
            <text:p>lun. 10 nov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1">
            <text:p>mar. 11 nov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2">
            <text:p>mer. 12 nov.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3">
            <text:p>jeu. 13 nov.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4">
            <text:p>ven. 14 nov. 25</text:p>
          </table:table-cell>
          <table:table-cell table:number-columns-repeated="4"/>
          <table:table-cell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5">
            <text:p>sam. 15 nov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6">
            <text:p>dim. 16 nov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3]+[.B14]+[.B15]+[.B16]+[.B17]+[.B18]+[.B19]" office:value-type="currency" office:currency="EUR" office:value="0">
            <text:p>0,00 €</text:p>
          </table:table-cell>
          <table:table-cell table:style-name="ce9" table:formula="of:=[.C13]+[.C14]+[.C15]+[.C16]+[.C17]+[.C18]+[.C19]" office:value-type="currency" office:currency="EUR" office:value="0">
            <text:p>0,00 €</text:p>
          </table:table-cell>
          <table:table-cell table:style-name="ce9" table:formula="of:=[.D13]+[.D14]+[.D15]+[.D16]+[.D17]+[.D18]+[.D19]" office:value-type="currency" office:currency="EUR" office:value="0">
            <text:p>0,00 €</text:p>
          </table:table-cell>
          <table:table-cell table:style-name="ce9" table:formula="of:=[.E13]+[.E14]+[.E15]+[.E16]+[.E17]+[.E18]+[.E19]" office:value-type="currency" office:currency="EUR" office:value="0">
            <text:p>0,00 €</text:p>
          </table:table-cell>
          <table:table-cell table:style-name="ce12"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7">
            <text:p>lun. 17 nov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8">
            <text:p>mar. 18 nov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19">
            <text:p>mer. 19 nov.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0">
            <text:p>jeu. 20 nov.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1">
            <text:p>ven. 21 nov. 25</text:p>
          </table:table-cell>
          <table:table-cell table:number-columns-repeated="4"/>
          <table:table-cell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2">
            <text:p>sam. 22 nov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3">
            <text:p>dim. 23 nov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1]+[.B22]+[.B23]+[.B24]+[.B25]+[.B26]+[.B27]" office:value-type="currency" office:currency="EUR" office:value="0">
            <text:p>0,00 €</text:p>
          </table:table-cell>
          <table:table-cell table:style-name="ce9" table:formula="of:=[.C21]+[.C22]+[.C23]+[.C24]+[.C25]+[.C26]+[.C27]" office:value-type="currency" office:currency="EUR" office:value="0">
            <text:p>0,00 €</text:p>
          </table:table-cell>
          <table:table-cell table:style-name="ce9" table:formula="of:=[.D21]+[.D22]+[.D23]+[.D24]+[.D25]+[.D26]+[.D27]" office:value-type="currency" office:currency="EUR" office:value="0">
            <text:p>0,00 €</text:p>
          </table:table-cell>
          <table:table-cell table:style-name="ce9" table:formula="of:=[.E21]+[.E22]+[.E23]+[.E24]+[.E25]+[.E26]+[.E27]" office:value-type="currency" office:currency="EUR" office:value="0">
            <text:p>0,00 €</text:p>
          </table:table-cell>
          <table:table-cell table:style-name="ce12"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4">
            <text:p>lun. 24 nov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5">
            <text:p>mar. 25 nov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6">
            <text:p>mer. 26 nov.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7">
            <text:p>jeu. 27 nov.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8">
            <text:p>ven. 28 nov. 25</text:p>
          </table:table-cell>
          <table:table-cell table:number-columns-repeated="4"/>
          <table:table-cell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29">
            <text:p>sam. 29 nov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1-30">
            <text:p>dim. 30 nov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29]+[.B30]+[.B31]+[.B35]" office:value-type="currency" office:currency="EUR" office:value="0">
            <text:p>0,00 €</text:p>
          </table:table-cell>
          <table:table-cell table:style-name="ce9" table:formula="of:=[.C29]+[.C30]+[.C31]+[.C35]" office:value-type="currency" office:currency="EUR" office:value="0">
            <text:p>0,00 €</text:p>
          </table:table-cell>
          <table:table-cell table:style-name="ce9" table:formula="of:=[.D29]+[.D30]+[.D31]+[.D35]" office:value-type="currency" office:currency="EUR" office:value="0">
            <text:p>0,00 €</text:p>
          </table:table-cell>
          <table:table-cell table:style-name="ce9" table:formula="of:=[.E29]+[.E30]+[.E31]+[.E35]" office:value-type="currency" office:currency="EUR" office:value="0">
            <text:p>0,00 €</text:p>
          </table:table-cell>
          <table:table-cell table:style-name="ce12"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2:.F35])-[.F4]-[.F12]-[.F20]-[.F28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4]+[.B12]+[.B20]+[.B28]+[.B36]" office:value-type="currency" office:currency="EUR" office:value="0">
            <text:p>0,00 €</text:p>
          </table:table-cell>
          <table:table-cell table:style-name="ce10" table:formula="of:=[.C4]+[.C12]+[.C20]+[.C28]+[.C36]" office:value-type="currency" office:currency="EUR" office:value="0">
            <text:p>0,00 €</text:p>
          </table:table-cell>
          <table:table-cell table:style-name="ce10" table:formula="of:=[.D4]+[.D12]+[.D20]+[.D28]+[.D36]" office:value-type="currency" office:currency="EUR" office:value="0">
            <text:p>0,00 €</text:p>
          </table:table-cell>
          <table:table-cell table:style-name="ce10" table:formula="of:=[.E4]+[.E12]+[.E20]+[.E28]+[.E36]" office:value-type="currency" office:currency="EUR" office:value="0">
            <text:p>0,00 €</text:p>
          </table:table-cell>
          <table:table-cell table:style-name="ce14" table:formula="of:=[.B38]+[.C38]+[.D38]+[.E38]" office:value-type="currency" office:currency="EUR" office:value="0">
            <text:p>0,00 €</text:p>
          </table:table-cell>
        </table:table-row>
      </table:table>
      <table:table table:name="Décembre 25" table:style-name="ta1" table:print="false"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11"/>
        <table:table-row table:style-name="ro1">
          <table:table-cell table:style-name="ce1" office:value-type="string">
            <text:p>Jour</text:p>
          </table:table-cell>
          <table:table-cell table:style-name="ce1" office:value-type="string">
            <text:p>Espèces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hèques</text:p>
          </table:table-cell>
          <table:table-cell table:style-name="ce1" office:value-type="string">
            <text:p>Dépense espèc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date" office:date-value="2025-12-01">
            <text:p>lun. 1 déc. 25</text:p>
          </table:table-cell>
          <table:table-cell table:number-columns-repeated="4" table:style-name="ce15"/>
          <table:table-cell table:formula="of:=[.B2]+[.C2]+[.D2]+[.E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2">
            <text:p>mar. 2 déc. 25</text:p>
          </table:table-cell>
          <table:table-cell table:number-columns-repeated="4" table:style-name="ce15"/>
          <table:table-cell table:formula="of:=[.B3]+[.C3]+[.D3]+[.E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3">
            <text:p>mer. 3 déc. 25</text:p>
          </table:table-cell>
          <table:table-cell table:number-columns-repeated="4" table:style-name="ce15"/>
          <table:table-cell table:formula="of:=[.B4]+[.C4]+[.D4]+[.E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4">
            <text:p>jeu. 4 déc. 25</text:p>
          </table:table-cell>
          <table:table-cell table:number-columns-repeated="4" table:style-name="ce15"/>
          <table:table-cell table:formula="of:=[.B5]+[.C5]+[.D5]+[.E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5">
            <text:p>ven. 5 déc. 25</text:p>
          </table:table-cell>
          <table:table-cell table:number-columns-repeated="4" table:style-name="ce15"/>
          <table:table-cell table:formula="of:=[.B6]+[.C6]+[.D6]+[.E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6">
            <text:p>sam. 6 déc. 25</text:p>
          </table:table-cell>
          <table:table-cell table:number-columns-repeated="4" table:style-name="ce15"/>
          <table:table-cell table:formula="of:=[.B7]+[.C7]+[.D7]+[.E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7">
            <text:p>dim. 7 déc. 25</text:p>
          </table:table-cell>
          <table:table-cell table:number-columns-repeated="4" table:style-name="ce15"/>
          <table:table-cell table:formula="of:=[.B8]+[.C8]+[.D8]+[.E8]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string">
            <text:p>Total semaine 1</text:p>
          </table:table-cell>
          <table:table-cell table:style-name="ce8" table:formula="of:=[.B2]+[.B3]+[.B4]+[.B5]+[.B6]+[.B7]+[.B8]" office:value-type="currency" office:currency="EUR" office:value="0">
            <text:p>0,00 €</text:p>
          </table:table-cell>
          <table:table-cell table:style-name="ce8" table:formula="of:=[.C2]+[.C3]+[.C4]+[.C5]+[.C6]+[.C7]+[.C8]" office:value-type="currency" office:currency="EUR" office:value="0">
            <text:p>0,00 €</text:p>
          </table:table-cell>
          <table:table-cell table:style-name="ce8" table:formula="of:=[.D2]+[.D3]+[.D4]+[.D5]+[.D6]+[.D7]+[.D8]" office:value-type="currency" office:currency="EUR" office:value="0">
            <text:p>0,00 €</text:p>
          </table:table-cell>
          <table:table-cell table:style-name="ce8" table:formula="of:=[.E2]+[.E3]+[.E4]+[.E5]+[.E6]+[.E7]+[.E8]" office:value-type="currency" office:currency="EUR" office:value="0">
            <text:p>0,00 €</text:p>
          </table:table-cell>
          <table:table-cell table:style-name="ce12" table:formula="of:=[.B9]+[.C9]+[.D9]+[.E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8">
            <text:p>lun. 8 déc. 25</text:p>
          </table:table-cell>
          <table:table-cell table:number-columns-repeated="4"/>
          <table:table-cell table:formula="of:=[.B10]+[.C10]+[.D10]+[.E1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09">
            <text:p>mar. 9 déc. 25</text:p>
          </table:table-cell>
          <table:table-cell table:number-columns-repeated="4"/>
          <table:table-cell table:formula="of:=[.B11]+[.C11]+[.D11]+[.E1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0">
            <text:p>mer. 10 déc. 25</text:p>
          </table:table-cell>
          <table:table-cell table:number-columns-repeated="4"/>
          <table:table-cell table:formula="of:=[.B12]+[.C12]+[.D12]+[.E1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1">
            <text:p>jeu. 11 déc. 25</text:p>
          </table:table-cell>
          <table:table-cell table:number-columns-repeated="4"/>
          <table:table-cell table:formula="of:=[.B13]+[.C13]+[.D13]+[.E1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2">
            <text:p>ven. 12 déc. 25</text:p>
          </table:table-cell>
          <table:table-cell table:number-columns-repeated="4"/>
          <table:table-cell table:formula="of:=[.B14]+[.C14]+[.D14]+[.E1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3">
            <text:p>sam. 13 déc. 25</text:p>
          </table:table-cell>
          <table:table-cell table:number-columns-repeated="4"/>
          <table:table-cell table:formula="of:=[.B15]+[.C15]+[.D15]+[.E1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4">
            <text:p>dim. 14 déc. 25</text:p>
          </table:table-cell>
          <table:table-cell table:number-columns-repeated="4"/>
          <table:table-cell table:formula="of:=[.B16]+[.C16]+[.D16]+[.E1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2</text:p>
          </table:table-cell>
          <table:table-cell table:style-name="ce9" table:formula="of:=[.B10]+[.B11]+[.B12]+[.B13]+[.B14]+[.B15]+[.B16]" office:value-type="currency" office:currency="EUR" office:value="0">
            <text:p>0,00 €</text:p>
          </table:table-cell>
          <table:table-cell table:style-name="ce9" table:formula="of:=[.C10]+[.C11]+[.C12]+[.C13]+[.C14]+[.C15]+[.C16]" office:value-type="currency" office:currency="EUR" office:value="0">
            <text:p>0,00 €</text:p>
          </table:table-cell>
          <table:table-cell table:style-name="ce9" table:formula="of:=[.D10]+[.D11]+[.D12]+[.D13]+[.D14]+[.D15]+[.D16]" office:value-type="currency" office:currency="EUR" office:value="0">
            <text:p>0,00 €</text:p>
          </table:table-cell>
          <table:table-cell table:style-name="ce9" table:formula="of:=[.E10]+[.E11]+[.E12]+[.E13]+[.E14]+[.E15]+[.E16]" office:value-type="currency" office:currency="EUR" office:value="0">
            <text:p>0,00 €</text:p>
          </table:table-cell>
          <table:table-cell table:style-name="ce12" table:formula="of:=[.B17]+[.C17]+[.D17]+[.E1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5">
            <text:p>lun. 15 déc. 25</text:p>
          </table:table-cell>
          <table:table-cell table:number-columns-repeated="4"/>
          <table:table-cell table:formula="of:=[.B18]+[.C18]+[.D18]+[.E1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6">
            <text:p>mar. 16 déc. 25</text:p>
          </table:table-cell>
          <table:table-cell table:number-columns-repeated="4"/>
          <table:table-cell table:formula="of:=[.B19]+[.C19]+[.D19]+[.E1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7">
            <text:p>mer. 17 déc. 25</text:p>
          </table:table-cell>
          <table:table-cell table:number-columns-repeated="4"/>
          <table:table-cell table:formula="of:=[.B20]+[.C20]+[.D20]+[.E2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8">
            <text:p>jeu. 18 déc. 25</text:p>
          </table:table-cell>
          <table:table-cell table:number-columns-repeated="4"/>
          <table:table-cell table:formula="of:=[.B21]+[.C21]+[.D21]+[.E2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19">
            <text:p>ven. 19 déc. 25</text:p>
          </table:table-cell>
          <table:table-cell table:number-columns-repeated="4"/>
          <table:table-cell table:formula="of:=[.B22]+[.C22]+[.D22]+[.E22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0">
            <text:p>sam. 20 déc. 25</text:p>
          </table:table-cell>
          <table:table-cell table:number-columns-repeated="4"/>
          <table:table-cell table:formula="of:=[.B23]+[.C23]+[.D23]+[.E2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1">
            <text:p>dim. 21 déc. 25</text:p>
          </table:table-cell>
          <table:table-cell table:number-columns-repeated="4"/>
          <table:table-cell table:formula="of:=[.B24]+[.C24]+[.D24]+[.E24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3</text:p>
          </table:table-cell>
          <table:table-cell table:style-name="ce9" table:formula="of:=[.B18]+[.B19]+[.B20]+[.B21]+[.B22]+[.B23]+[.B24]" office:value-type="currency" office:currency="EUR" office:value="0">
            <text:p>0,00 €</text:p>
          </table:table-cell>
          <table:table-cell table:style-name="ce9" table:formula="of:=[.C18]+[.C19]+[.C20]+[.C21]+[.C22]+[.C23]+[.C24]" office:value-type="currency" office:currency="EUR" office:value="0">
            <text:p>0,00 €</text:p>
          </table:table-cell>
          <table:table-cell table:style-name="ce9" table:formula="of:=[.D18]+[.D19]+[.D20]+[.D21]+[.D22]+[.D23]+[.D24]" office:value-type="currency" office:currency="EUR" office:value="0">
            <text:p>0,00 €</text:p>
          </table:table-cell>
          <table:table-cell table:style-name="ce9" table:formula="of:=[.E18]+[.E19]+[.E20]+[.E21]+[.E22]+[.E23]+[.E24]" office:value-type="currency" office:currency="EUR" office:value="0">
            <text:p>0,00 €</text:p>
          </table:table-cell>
          <table:table-cell table:style-name="ce12" table:formula="of:=[.B25]+[.C25]+[.D25]+[.E2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2">
            <text:p>lun. 22 déc. 25</text:p>
          </table:table-cell>
          <table:table-cell table:number-columns-repeated="4"/>
          <table:table-cell table:formula="of:=[.B26]+[.C26]+[.D26]+[.E26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3">
            <text:p>mar. 23 déc. 25</text:p>
          </table:table-cell>
          <table:table-cell table:number-columns-repeated="4"/>
          <table:table-cell table:formula="of:=[.B27]+[.C27]+[.D27]+[.E27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4">
            <text:p>mer. 24 déc. 25</text:p>
          </table:table-cell>
          <table:table-cell table:number-columns-repeated="4"/>
          <table:table-cell table:formula="of:=[.B28]+[.C28]+[.D28]+[.E28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5">
            <text:p>jeu. 25 déc. 25</text:p>
          </table:table-cell>
          <table:table-cell table:number-columns-repeated="4"/>
          <table:table-cell table:formula="of:=[.B29]+[.C29]+[.D29]+[.E29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6">
            <text:p>ven. 26 déc. 25</text:p>
          </table:table-cell>
          <table:table-cell table:number-columns-repeated="4"/>
          <table:table-cell table:formula="of:=[.B30]+[.C30]+[.D30]+[.E30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7">
            <text:p>sam. 27 déc. 25</text:p>
          </table:table-cell>
          <table:table-cell table:number-columns-repeated="4"/>
          <table:table-cell table:formula="of:=[.B31]+[.C31]+[.D31]+[.E31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8">
            <text:p>dim. 28 déc. 25</text:p>
          </table:table-cell>
          <table:table-cell table:number-columns-repeated="4"/>
          <table:table-cell table:formula="of:=[.B32]+[.C32]+[.D32]+[.E32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4</text:p>
          </table:table-cell>
          <table:table-cell table:style-name="ce9" table:formula="of:=[.B26]+[.B27]+[.B28]+[.B29]+[.B30]+[.B31]+[.B32]" office:value-type="currency" office:currency="EUR" office:value="0">
            <text:p>0,00 €</text:p>
          </table:table-cell>
          <table:table-cell table:style-name="ce9" table:formula="of:=[.C26]+[.C27]+[.C28]+[.C29]+[.C30]+[.C31]+[.C32]" office:value-type="currency" office:currency="EUR" office:value="0">
            <text:p>0,00 €</text:p>
          </table:table-cell>
          <table:table-cell table:style-name="ce9" table:formula="of:=[.D26]+[.D27]+[.D28]+[.D29]+[.D30]+[.D31]+[.D32]" office:value-type="currency" office:currency="EUR" office:value="0">
            <text:p>0,00 €</text:p>
          </table:table-cell>
          <table:table-cell table:style-name="ce9" table:formula="of:=[.E26]+[.E27]+[.E28]+[.E29]+[.E30]+[.E31]+[.E32]" office:value-type="currency" office:currency="EUR" office:value="0">
            <text:p>0,00 €</text:p>
          </table:table-cell>
          <table:table-cell table:style-name="ce12" table:formula="of:=[.B33]+[.C33]+[.D33]+[.E33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29">
            <text:p>lun. 29 déc. 25</text:p>
          </table:table-cell>
          <table:table-cell table:number-columns-repeated="4"/>
          <table:table-cell table:formula="of:=[.B34]+[.C34]+[.D34]+[.E34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30">
            <text:p>mar. 30 déc. 25</text:p>
          </table:table-cell>
          <table:table-cell table:number-columns-repeated="4"/>
          <table:table-cell table:formula="of:=[.B35]+[.C35]+[.D35]+[.E35]" office:value-type="currency" office:currency="EUR" office:value="0">
            <text:p>0,00 €</text:p>
          </table:table-cell>
        </table:table-row>
        <table:table-row table:style-name="ro1">
          <table:table-cell office:value-type="date" office:date-value="2025-12-31">
            <text:p>mer. 31 déc. 25</text:p>
          </table:table-cell>
          <table:table-cell table:number-columns-repeated="4"/>
          <table:table-cell table:formula="of:=[.B36]+[.C36]+[.D36]+[.E3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>
            <text:p>Total semaine partiel</text:p>
          </table:table-cell>
          <table:table-cell table:style-name="ce9" table:formula="of:=[.B34]+[.B35]+[.B36]" office:value-type="currency" office:currency="EUR" office:value="0">
            <text:p>0,00 €</text:p>
          </table:table-cell>
          <table:table-cell table:style-name="ce9" table:formula="of:=[.C34]+[.C35]+[.C36]" office:value-type="currency" office:currency="EUR" office:value="0">
            <text:p>0,00 €</text:p>
          </table:table-cell>
          <table:table-cell table:style-name="ce9" table:formula="of:=[.D34]+[.D35]+[.D36]" office:value-type="currency" office:currency="EUR" office:value="0">
            <text:p>0,00 €</text:p>
          </table:table-cell>
          <table:table-cell table:style-name="ce9" table:formula="of:=[.E34]+[.E35]+[.E36]" office:value-type="currency" office:currency="EUR" office:value="0">
            <text:p>0,00 €</text:p>
          </table:table-cell>
          <table:table-cell table:style-name="ce12" table:formula="of:=[.B37]+[.C37]+[.D37]+[.E37]" office:value-type="currency" office:currency="EUR" office:value="0">
            <text:p>0,00 €</text:p>
          </table:table-cell>
        </table:table-row>
        <table:table-row table:style-name="ro1">
          <table:table-cell table:style-name="ce5" office:value-type="string">
            <text:p>Total colonnes</text:p>
          </table:table-cell>
          <table:table-cell table:style-name="Default" table:number-columns-repeated="4"/>
          <table:table-cell table:style-name="ce13" table:formula="of:=SUM([.F2:.F36])-[.F9]-[.F17]-[.F25]-[.F33]" office:value-type="currency" office:currency="EUR" office:value="0">
            <text:p>0,00 €</text:p>
          </table:table-cell>
        </table:table-row>
        <table:table-row table:style-name="ro1">
          <table:table-cell table:style-name="ce6" office:value-type="string">
            <text:p>Total fin de mois</text:p>
          </table:table-cell>
          <table:table-cell table:style-name="ce10" table:formula="of:=[.B9]+[.B17]+[.B25]+[.B33]+[.B37]" office:value-type="currency" office:currency="EUR" office:value="0">
            <text:p>0,00 €</text:p>
          </table:table-cell>
          <table:table-cell table:style-name="ce10" table:formula="of:=[.C9]+[.C17]+[.C25]+[.C33]+[.C37]" office:value-type="currency" office:currency="EUR" office:value="0">
            <text:p>0,00 €</text:p>
          </table:table-cell>
          <table:table-cell table:style-name="ce10" table:formula="of:=[.D9]+[.D17]+[.D25]+[.D33]+[.D37]" office:value-type="currency" office:currency="EUR" office:value="0">
            <text:p>0,00 €</text:p>
          </table:table-cell>
          <table:table-cell table:style-name="ce10" table:formula="of:=[.E9]+[.E17]+[.E25]+[.E33]+[.E37]" office:value-type="currency" office:currency="EUR" office:value="0">
            <text:p>0,00 €</text:p>
          </table:table-cell>
          <table:table-cell table:style-name="ce14" table:formula="of:=[.B39]+[.C39]+[.D39]+[.E39]" office:value-type="currency" office:currency="EUR" office:value="0">
            <text:p>0,00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4cm" fo:margin-bottom="0.34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7">07/01/2025</text:date>, <text:time>18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esse</meta:initial-creator>
    <meta:creation-date>2025-01-06T17:05:50.92</meta:creation-date>
    <dc:date>2025-01-07T18:32:20.56</dc:date>
    <dc:creator>julien Messe</dc:creator>
    <meta:editing-duration>PT4H10M19S</meta:editing-duration>
    <meta:editing-cycles>51</meta:editing-cycles>
    <meta:generator>OpenOffice/4.1.15$Win32 OpenOffice.org_project/4115m2$Build-9813</meta:generator>
    <meta:document-statistic meta:table-count="12" meta:cell-count="2724" meta:object-count="0"/>
  </office:meta>
</office:document-meta>
</file>